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18.59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23.23mm"/>
    </style:style>
    <style:style style:name="co5" style:family="table-column">
      <style:table-column-properties fo:break-before="auto" style:column-width="20.5mm"/>
    </style:style>
    <style:style style:name="co6" style:family="table-column">
      <style:table-column-properties fo:break-before="auto" style:column-width="6.07mm"/>
    </style:style>
    <style:style style:name="co7" style:family="table-column">
      <style:table-column-properties fo:break-before="auto" style:column-width="9.61mm"/>
    </style:style>
    <style:style style:name="co8" style:family="table-column">
      <style:table-column-properties fo:break-before="auto" style:column-width="31.66mm"/>
    </style:style>
    <style:style style:name="co9" style:family="table-column">
      <style:table-column-properties fo:break-before="auto" style:column-width="19.14mm"/>
    </style:style>
    <style:style style:name="co10" style:family="table-column">
      <style:table-column-properties fo:break-before="auto" style:column-width="12.88mm"/>
    </style:style>
    <style:style style:name="co11" style:family="table-column">
      <style:table-column-properties fo:break-before="auto" style:column-width="4.97mm"/>
    </style:style>
    <style:style style:name="co12" style:family="table-column">
      <style:table-column-properties fo:break-before="auto" style:column-width="15.59mm"/>
    </style:style>
    <style:style style:name="co13" style:family="table-column">
      <style:table-column-properties fo:break-before="auto" style:column-width="5.26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8.78mm"/>
    </style:style>
    <style:style style:name="co16" style:family="table-column">
      <style:table-column-properties fo:break-before="auto" style:column-width="14.52mm"/>
    </style:style>
    <style:style style:name="co17" style:family="table-column">
      <style:table-column-properties fo:break-before="auto" style:column-width="27.85mm"/>
    </style:style>
    <style:style style:name="co18" style:family="table-column">
      <style:table-column-properties fo:break-before="auto" style:column-width="9.88mm"/>
    </style:style>
    <style:style style:name="co19" style:family="table-column">
      <style:table-column-properties fo:break-before="auto" style:column-width="32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est_pop" table:style-name="ta1">
        <table:shapes>
          <draw:frame draw:z-index="0" draw:style-name="gr1" draw:text-style-name="P1" svg:width="160.17mm" svg:height="90.05mm" svg:x="284.4mm" svg:y="18.59mm">
            <loext:p draw:notify-on-update-of-ranges="best_pop.A3:best_pop.A102 best_pop.B3:best_pop.B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ontain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(if</text:p>
          </table:table-cell>
          <table:table-cell office:value-type="string" calcext:value-type="string">
            <text:p>found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objectives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real_var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bin_var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str_violation</text:p>
          </table:table-cell>
          <table:table-cell/>
          <table:table-cell office:value-type="string" calcext:value-type="string">
            <text:p>rank</text:p>
          </table:table-cell>
          <table:table-cell/>
          <table:table-cell office:value-type="string" calcext:value-type="string">
            <text:p>crowding_distance</text:p>
          </table:table-cell>
        </table:table-row>
        <table:table-row table:style-name="ro1">
          <table:table-cell office:value-type="float" office:value="10.26962" calcext:value-type="float">
            <text:p>10.26962</text:p>
          </table:table-cell>
          <table:table-cell office:value-type="float" office:value="3.159111" calcext:value-type="float">
            <text:p>3.159111</text:p>
          </table:table-cell>
          <table:table-cell office:value-type="float" office:value="0.9307245" calcext:value-type="float">
            <text:p>0.9307245</text:p>
          </table:table-cell>
          <table:table-cell office:value-type="float" office:value="0.008672596" calcext:value-type="float">
            <text:p>0.008672596</text:p>
          </table:table-cell>
          <table:table-cell office:value-type="float" office:value="1.198476" calcext:value-type="float">
            <text:p>1.198476</text:p>
          </table:table-cell>
          <table:table-cell office:value-type="float" office:value="3.761734" calcext:value-type="float">
            <text:p>3.7617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0000000000" calcext:value-type="float">
            <text:p>100000000000000</text:p>
          </table:table-cell>
          <table:table-cell table:number-columns-repeated="22"/>
        </table:table-row>
        <table:table-row table:style-name="ro1">
          <table:table-cell office:value-type="float" office:value="221.5124" calcext:value-type="float">
            <text:p>221.5124</text:p>
          </table:table-cell>
          <table:table-cell office:value-type="float" office:value="-217.5064" calcext:value-type="float">
            <text:p>-217.5064</text:p>
          </table:table-cell>
          <table:table-cell office:value-type="float" office:value="0.0007711494" calcext:value-type="float">
            <text:p>0.0007711494</text:p>
          </table:table-cell>
          <table:table-cell office:value-type="float" office:value="3.741215" calcext:value-type="float">
            <text:p>3.741215</text:p>
          </table:table-cell>
          <table:table-cell office:value-type="float" office:value="-4.562996" calcext:value-type="float">
            <text:p>-4.562996</text:p>
          </table:table-cell>
          <table:table-cell office:value-type="float" office:value="14.28305" calcext:value-type="float">
            <text:p>14.283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0000000000" calcext:value-type="float">
            <text:p>100000000000000</text:p>
          </table:table-cell>
          <table:table-cell table:number-columns-repeated="22"/>
        </table:table-row>
        <table:table-row table:style-name="ro1">
          <table:table-cell office:value-type="float" office:value="181.3192" calcext:value-type="float">
            <text:p>181.3192</text:p>
          </table:table-cell>
          <table:table-cell office:value-type="float" office:value="-181.5623" calcext:value-type="float">
            <text:p>-181.5623</text:p>
          </table:table-cell>
          <table:table-cell office:value-type="float" office:value="0.150439" calcext:value-type="float">
            <text:p>0.150439</text:p>
          </table:table-cell>
          <table:table-cell office:value-type="float" office:value="3.333001" calcext:value-type="float">
            <text:p>3.333001</text:p>
          </table:table-cell>
          <table:table-cell office:value-type="float" office:value="-2.583133" calcext:value-type="float">
            <text:p>-2.583133</text:p>
          </table:table-cell>
          <table:table-cell office:value-type="float" office:value="13.58229" calcext:value-type="float">
            <text:p>13.582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424523" calcext:value-type="float">
            <text:p>0.03424523</text:p>
          </table:table-cell>
          <table:table-cell table:number-columns-repeated="22"/>
        </table:table-row>
        <table:table-row table:style-name="ro1">
          <table:table-cell office:value-type="float" office:value="177.0537" calcext:value-type="float">
            <text:p>177.0537</text:p>
          </table:table-cell>
          <table:table-cell office:value-type="float" office:value="-177.3035" calcext:value-type="float">
            <text:p>-177.3035</text:p>
          </table:table-cell>
          <table:table-cell office:value-type="float" office:value="0.1689143" calcext:value-type="float">
            <text:p>0.1689143</text:p>
          </table:table-cell>
          <table:table-cell office:value-type="float" office:value="3.282703" calcext:value-type="float">
            <text:p>3.282703</text:p>
          </table:table-cell>
          <table:table-cell office:value-type="float" office:value="-2.488011" calcext:value-type="float">
            <text:p>-2.488011</text:p>
          </table:table-cell>
          <table:table-cell office:value-type="float" office:value="13.44634" calcext:value-type="float">
            <text:p>13.446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812354" calcext:value-type="float">
            <text:p>0.02812354</text:p>
          </table:table-cell>
          <table:table-cell table:number-columns-repeated="22"/>
        </table:table-row>
        <table:table-row table:style-name="ro1">
          <table:table-cell office:value-type="float" office:value="78.17982" calcext:value-type="float">
            <text:p>78.17982</text:p>
          </table:table-cell>
          <table:table-cell office:value-type="float" office:value="-78.40742" calcext:value-type="float">
            <text:p>-78.40742</text:p>
          </table:table-cell>
          <table:table-cell office:value-type="float" office:value="0.6562041" calcext:value-type="float">
            <text:p>0.6562041</text:p>
          </table:table-cell>
          <table:table-cell office:value-type="float" office:value="1.780916" calcext:value-type="float">
            <text:p>1.780916</text:p>
          </table:table-cell>
          <table:table-cell office:value-type="float" office:value="-2.64968" calcext:value-type="float">
            <text:p>-2.64968</text:p>
          </table:table-cell>
          <table:table-cell office:value-type="float" office:value="8.386494" calcext:value-type="float">
            <text:p>8.3864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640778" calcext:value-type="float">
            <text:p>0.02640778</text:p>
          </table:table-cell>
          <table:table-cell table:number-columns-repeated="22"/>
        </table:table-row>
        <table:table-row table:style-name="ro1">
          <table:table-cell office:value-type="float" office:value="103.4554" calcext:value-type="float">
            <text:p>103.4554</text:p>
          </table:table-cell>
          <table:table-cell office:value-type="float" office:value="-101.5555" calcext:value-type="float">
            <text:p>-101.5555</text:p>
          </table:table-cell>
          <table:table-cell office:value-type="float" office:value="0.4954218" calcext:value-type="float">
            <text:p>0.4954218</text:p>
          </table:table-cell>
          <table:table-cell office:value-type="float" office:value="2.284809" calcext:value-type="float">
            <text:p>2.284809</text:p>
          </table:table-cell>
          <table:table-cell office:value-type="float" office:value="-1.033728" calcext:value-type="float">
            <text:p>-1.033728</text:p>
          </table:table-cell>
          <table:table-cell office:value-type="float" office:value="10.60479" calcext:value-type="float">
            <text:p>10.604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556808" calcext:value-type="float">
            <text:p>0.02556808</text:p>
          </table:table-cell>
          <table:table-cell table:number-columns-repeated="22"/>
        </table:table-row>
        <table:table-row table:style-name="ro1">
          <table:table-cell office:value-type="float" office:value="209.5521" calcext:value-type="float">
            <text:p>209.5521</text:p>
          </table:table-cell>
          <table:table-cell office:value-type="float" office:value="-209.5001" calcext:value-type="float">
            <text:p>-209.5001</text:p>
          </table:table-cell>
          <table:table-cell office:value-type="float" office:value="0.002404067" calcext:value-type="float">
            <text:p>0.002404067</text:p>
          </table:table-cell>
          <table:table-cell office:value-type="float" office:value="3.651383" calcext:value-type="float">
            <text:p>3.651383</text:p>
          </table:table-cell>
          <table:table-cell office:value-type="float" office:value="-1.950476" calcext:value-type="float">
            <text:p>-1.950476</text:p>
          </table:table-cell>
          <table:table-cell office:value-type="float" office:value="14.85445" calcext:value-type="float">
            <text:p>14.854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512613" calcext:value-type="float">
            <text:p>0.02512613</text:p>
          </table:table-cell>
          <table:table-cell table:number-columns-repeated="22"/>
        </table:table-row>
        <table:table-row table:style-name="ro1">
          <table:table-cell office:value-type="float" office:value="117.0142" calcext:value-type="float">
            <text:p>117.0142</text:p>
          </table:table-cell>
          <table:table-cell office:value-type="float" office:value="-117.0251" calcext:value-type="float">
            <text:p>-117.0251</text:p>
          </table:table-cell>
          <table:table-cell office:value-type="float" office:value="0.4709104" calcext:value-type="float">
            <text:p>0.4709104</text:p>
          </table:table-cell>
          <table:table-cell office:value-type="float" office:value="2.446914" calcext:value-type="float">
            <text:p>2.446914</text:p>
          </table:table-cell>
          <table:table-cell office:value-type="float" office:value="-2.988951" calcext:value-type="float">
            <text:p>-2.988951</text:p>
          </table:table-cell>
          <table:table-cell office:value-type="float" office:value="10.49339" calcext:value-type="float">
            <text:p>10.493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479173" calcext:value-type="float">
            <text:p>0.02479173</text:p>
          </table:table-cell>
          <table:table-cell table:number-columns-repeated="22"/>
        </table:table-row>
        <table:table-row table:style-name="ro1">
          <table:table-cell office:value-type="float" office:value="98.8506" calcext:value-type="float">
            <text:p>98.8506</text:p>
          </table:table-cell>
          <table:table-cell office:value-type="float" office:value="-99.01087" calcext:value-type="float">
            <text:p>-99.01087</text:p>
          </table:table-cell>
          <table:table-cell office:value-type="float" office:value="0.542896" calcext:value-type="float">
            <text:p>0.542896</text:p>
          </table:table-cell>
          <table:table-cell office:value-type="float" office:value="2.189991" calcext:value-type="float">
            <text:p>2.189991</text:p>
          </table:table-cell>
          <table:table-cell office:value-type="float" office:value="-2.200458" calcext:value-type="float">
            <text:p>-2.200458</text:p>
          </table:table-cell>
          <table:table-cell office:value-type="float" office:value="9.899817" calcext:value-type="float">
            <text:p>9.8998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459901" calcext:value-type="float">
            <text:p>0.02459901</text:p>
          </table:table-cell>
          <table:table-cell table:number-columns-repeated="22"/>
        </table:table-row>
        <table:table-row table:style-name="ro1">
          <table:table-cell office:value-type="float" office:value="39.73045" calcext:value-type="float">
            <text:p>39.73045</text:p>
          </table:table-cell>
          <table:table-cell office:value-type="float" office:value="-39.94687" calcext:value-type="float">
            <text:p>-39.94687</text:p>
          </table:table-cell>
          <table:table-cell office:value-type="float" office:value="0.8580147" calcext:value-type="float">
            <text:p>0.8580147</text:p>
          </table:table-cell>
          <table:table-cell office:value-type="float" office:value="0.7607114" calcext:value-type="float">
            <text:p>0.7607114</text:p>
          </table:table-cell>
          <table:table-cell office:value-type="float" office:value="-2.68325" calcext:value-type="float">
            <text:p>-2.68325</text:p>
          </table:table-cell>
          <table:table-cell office:value-type="float" office:value="4.974621" calcext:value-type="float">
            <text:p>4.9746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363645" calcext:value-type="float">
            <text:p>0.02363645</text:p>
          </table:table-cell>
          <table:table-cell table:number-columns-repeated="22"/>
        </table:table-row>
        <table:table-row table:style-name="ro1">
          <table:table-cell office:value-type="float" office:value="184.4779" calcext:value-type="float">
            <text:p>184.4779</text:p>
          </table:table-cell>
          <table:table-cell office:value-type="float" office:value="-184.6616" calcext:value-type="float">
            <text:p>-184.6616</text:p>
          </table:table-cell>
          <table:table-cell office:value-type="float" office:value="0.138962" calcext:value-type="float">
            <text:p>0.138962</text:p>
          </table:table-cell>
          <table:table-cell office:value-type="float" office:value="3.368633" calcext:value-type="float">
            <text:p>3.368633</text:p>
          </table:table-cell>
          <table:table-cell office:value-type="float" office:value="-2.757551" calcext:value-type="float">
            <text:p>-2.757551</text:p>
          </table:table-cell>
          <table:table-cell office:value-type="float" office:value="13.64293" calcext:value-type="float">
            <text:p>13.642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306026" calcext:value-type="float">
            <text:p>0.02306026</text:p>
          </table:table-cell>
          <table:table-cell table:number-columns-repeated="22"/>
        </table:table-row>
        <table:table-row table:style-name="ro1">
          <table:table-cell office:value-type="float" office:value="119.8549" calcext:value-type="float">
            <text:p>119.8549</text:p>
          </table:table-cell>
          <table:table-cell office:value-type="float" office:value="-120.0388" calcext:value-type="float">
            <text:p>-120.0388</text:p>
          </table:table-cell>
          <table:table-cell office:value-type="float" office:value="0.4518081" calcext:value-type="float">
            <text:p>0.4518081</text:p>
          </table:table-cell>
          <table:table-cell office:value-type="float" office:value="2.503208" calcext:value-type="float">
            <text:p>2.503208</text:p>
          </table:table-cell>
          <table:table-cell office:value-type="float" office:value="-2.757088" calcext:value-type="float">
            <text:p>-2.757088</text:p>
          </table:table-cell>
          <table:table-cell office:value-type="float" office:value="10.75833" calcext:value-type="float">
            <text:p>10.758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305994" calcext:value-type="float">
            <text:p>0.02305994</text:p>
          </table:table-cell>
          <table:table-cell table:number-columns-repeated="22"/>
        </table:table-row>
        <table:table-row table:style-name="ro1">
          <table:table-cell office:value-type="float" office:value="47.21366" calcext:value-type="float">
            <text:p>47.21366</text:p>
          </table:table-cell>
          <table:table-cell office:value-type="float" office:value="-46.78448" calcext:value-type="float">
            <text:p>-46.78448</text:p>
          </table:table-cell>
          <table:table-cell office:value-type="float" office:value="0.8349727" calcext:value-type="float">
            <text:p>0.8349727</text:p>
          </table:table-cell>
          <table:table-cell office:value-type="float" office:value="0.8645091" calcext:value-type="float">
            <text:p>0.8645091</text:p>
          </table:table-cell>
          <table:table-cell office:value-type="float" office:value="-3.324125" calcext:value-type="float">
            <text:p>-3.324125</text:p>
          </table:table-cell>
          <table:table-cell office:value-type="float" office:value="5.106989" calcext:value-type="float">
            <text:p>5.1069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301415" calcext:value-type="float">
            <text:p>0.02301415</text:p>
          </table:table-cell>
          <table:table-cell table:number-columns-repeated="22"/>
        </table:table-row>
        <table:table-row table:style-name="ro1">
          <table:table-cell office:value-type="float" office:value="114.7388" calcext:value-type="float">
            <text:p>114.7388</text:p>
          </table:table-cell>
          <table:table-cell office:value-type="float" office:value="-114.4417" calcext:value-type="float">
            <text:p>-114.4417</text:p>
          </table:table-cell>
          <table:table-cell office:value-type="float" office:value="0.4553017" calcext:value-type="float">
            <text:p>0.4553017</text:p>
          </table:table-cell>
          <table:table-cell office:value-type="float" office:value="2.454941" calcext:value-type="float">
            <text:p>2.454941</text:p>
          </table:table-cell>
          <table:table-cell office:value-type="float" office:value="-1.760285" calcext:value-type="float">
            <text:p>-1.760285</text:p>
          </table:table-cell>
          <table:table-cell office:value-type="float" office:value="10.92971" calcext:value-type="float">
            <text:p>10.929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278378" calcext:value-type="float">
            <text:p>0.02278378</text:p>
          </table:table-cell>
          <table:table-cell table:number-columns-repeated="22"/>
        </table:table-row>
        <table:table-row table:style-name="ro1">
          <table:table-cell office:value-type="float" office:value="12.53307" calcext:value-type="float">
            <text:p>12.53307</text:p>
          </table:table-cell>
          <table:table-cell office:value-type="float" office:value="-4.944057" calcext:value-type="float">
            <text:p>-4.944057</text:p>
          </table:table-cell>
          <table:table-cell office:value-type="float" office:value="0.9366161" calcext:value-type="float">
            <text:p>0.9366161</text:p>
          </table:table-cell>
          <table:table-cell office:value-type="float" office:value="0.09936842" calcext:value-type="float">
            <text:p>0.09936842</text:p>
          </table:table-cell>
          <table:table-cell office:value-type="float" office:value="0.2998243" calcext:value-type="float">
            <text:p>0.2998243</text:p>
          </table:table-cell>
          <table:table-cell office:value-type="float" office:value="3.764503" calcext:value-type="float">
            <text:p>3.7645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258565" calcext:value-type="float">
            <text:p>0.02258565</text:p>
          </table:table-cell>
          <table:table-cell table:number-columns-repeated="22"/>
        </table:table-row>
        <table:table-row table:style-name="ro1">
          <table:table-cell office:value-type="float" office:value="36.99962" calcext:value-type="float">
            <text:p>36.99962</text:p>
          </table:table-cell>
          <table:table-cell office:value-type="float" office:value="-37.24054" calcext:value-type="float">
            <text:p>-37.24054</text:p>
          </table:table-cell>
          <table:table-cell office:value-type="float" office:value="0.8654236" calcext:value-type="float">
            <text:p>0.8654236</text:p>
          </table:table-cell>
          <table:table-cell office:value-type="float" office:value="0.7253062" calcext:value-type="float">
            <text:p>0.7253062</text:p>
          </table:table-cell>
          <table:table-cell office:value-type="float" office:value="-2.404709" calcext:value-type="float">
            <text:p>-2.404709</text:p>
          </table:table-cell>
          <table:table-cell office:value-type="float" office:value="4.949451" calcext:value-type="float">
            <text:p>4.9494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253392" calcext:value-type="float">
            <text:p>0.02253392</text:p>
          </table:table-cell>
          <table:table-cell table:number-columns-repeated="22"/>
        </table:table-row>
        <table:table-row table:style-name="ro1">
          <table:table-cell office:value-type="float" office:value="203.812" calcext:value-type="float">
            <text:p>203.812</text:p>
          </table:table-cell>
          <table:table-cell office:value-type="float" office:value="-203.9957" calcext:value-type="float">
            <text:p>-203.9957</text:p>
          </table:table-cell>
          <table:table-cell office:value-type="float" office:value="0.04642997" calcext:value-type="float">
            <text:p>0.04642997</text:p>
          </table:table-cell>
          <table:table-cell office:value-type="float" office:value="3.591473" calcext:value-type="float">
            <text:p>3.591473</text:p>
          </table:table-cell>
          <table:table-cell office:value-type="float" office:value="-2.757551" calcext:value-type="float">
            <text:p>-2.757551</text:p>
          </table:table-cell>
          <table:table-cell office:value-type="float" office:value="14.38573" calcext:value-type="float">
            <text:p>14.385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23559" calcext:value-type="float">
            <text:p>0.0223559</text:p>
          </table:table-cell>
          <table:table-cell table:number-columns-repeated="22"/>
        </table:table-row>
        <table:table-row table:style-name="ro1">
          <table:table-cell office:value-type="float" office:value="67.13232" calcext:value-type="float">
            <text:p>67.13232</text:p>
          </table:table-cell>
          <table:table-cell office:value-type="float" office:value="-67.22825" calcext:value-type="float">
            <text:p>-67.22825</text:p>
          </table:table-cell>
          <table:table-cell office:value-type="float" office:value="0.6995715" calcext:value-type="float">
            <text:p>0.6995715</text:p>
          </table:table-cell>
          <table:table-cell office:value-type="float" office:value="1.59485" calcext:value-type="float">
            <text:p>1.59485</text:p>
          </table:table-cell>
          <table:table-cell office:value-type="float" office:value="-2.107483" calcext:value-type="float">
            <text:p>-2.107483</text:p>
          </table:table-cell>
          <table:table-cell office:value-type="float" office:value="7.947007" calcext:value-type="float">
            <text:p>7.9470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202556" calcext:value-type="float">
            <text:p>0.02202556</text:p>
          </table:table-cell>
          <table:table-cell table:number-columns-repeated="22"/>
        </table:table-row>
        <table:table-row table:style-name="ro1">
          <table:table-cell office:value-type="float" office:value="152.2362" calcext:value-type="float">
            <text:p>152.2362</text:p>
          </table:table-cell>
          <table:table-cell office:value-type="float" office:value="-151.6864" calcext:value-type="float">
            <text:p>-151.6864</text:p>
          </table:table-cell>
          <table:table-cell office:value-type="float" office:value="0.3081273" calcext:value-type="float">
            <text:p>0.3081273</text:p>
          </table:table-cell>
          <table:table-cell office:value-type="float" office:value="2.941306" calcext:value-type="float">
            <text:p>2.941306</text:p>
          </table:table-cell>
          <table:table-cell office:value-type="float" office:value="-3.394337" calcext:value-type="float">
            <text:p>-3.394337</text:p>
          </table:table-cell>
          <table:table-cell office:value-type="float" office:value="12.00624" calcext:value-type="float">
            <text:p>12.006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184469" calcext:value-type="float">
            <text:p>0.02184469</text:p>
          </table:table-cell>
          <table:table-cell table:number-columns-repeated="22"/>
        </table:table-row>
        <table:table-row table:style-name="ro1">
          <table:table-cell office:value-type="float" office:value="90.76026" calcext:value-type="float">
            <text:p>90.76026</text:p>
          </table:table-cell>
          <table:table-cell office:value-type="float" office:value="-90.9502" calcext:value-type="float">
            <text:p>-90.9502</text:p>
          </table:table-cell>
          <table:table-cell office:value-type="float" office:value="0.595297" calcext:value-type="float">
            <text:p>0.595297</text:p>
          </table:table-cell>
          <table:table-cell office:value-type="float" office:value="2.016231" calcext:value-type="float">
            <text:p>2.016231</text:p>
          </table:table-cell>
          <table:table-cell office:value-type="float" office:value="-2.745061" calcext:value-type="float">
            <text:p>-2.745061</text:p>
          </table:table-cell>
          <table:table-cell office:value-type="float" office:value="9.139082" calcext:value-type="float">
            <text:p>9.1390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166728" calcext:value-type="float">
            <text:p>0.02166728</text:p>
          </table:table-cell>
          <table:table-cell table:number-columns-repeated="22"/>
        </table:table-row>
        <table:table-row table:style-name="ro1">
          <table:table-cell office:value-type="float" office:value="49.22842" calcext:value-type="float">
            <text:p>49.22842</text:p>
          </table:table-cell>
          <table:table-cell office:value-type="float" office:value="-49.47294" calcext:value-type="float">
            <text:p>-49.47294</text:p>
          </table:table-cell>
          <table:table-cell office:value-type="float" office:value="0.8035982" calcext:value-type="float">
            <text:p>0.8035982</text:p>
          </table:table-cell>
          <table:table-cell office:value-type="float" office:value="1.096107" calcext:value-type="float">
            <text:p>1.096107</text:p>
          </table:table-cell>
          <table:table-cell office:value-type="float" office:value="-2.574013" calcext:value-type="float">
            <text:p>-2.574013</text:p>
          </table:table-cell>
          <table:table-cell office:value-type="float" office:value="6.129018" calcext:value-type="float">
            <text:p>6.1290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141128" calcext:value-type="float">
            <text:p>0.02141128</text:p>
          </table:table-cell>
          <table:table-cell table:number-columns-repeated="22"/>
        </table:table-row>
        <table:table-row table:style-name="ro1">
          <table:table-cell office:value-type="float" office:value="188.9232" calcext:value-type="float">
            <text:p>188.9232</text:p>
          </table:table-cell>
          <table:table-cell office:value-type="float" office:value="-188.0331" calcext:value-type="float">
            <text:p>-188.0331</text:p>
          </table:table-cell>
          <table:table-cell office:value-type="float" office:value="0.09038919" calcext:value-type="float">
            <text:p>0.09038919</text:p>
          </table:table-cell>
          <table:table-cell office:value-type="float" office:value="3.413471" calcext:value-type="float">
            <text:p>3.413471</text:p>
          </table:table-cell>
          <table:table-cell office:value-type="float" office:value="-1.43226" calcext:value-type="float">
            <text:p>-1.43226</text:p>
          </table:table-cell>
          <table:table-cell office:value-type="float" office:value="14.23415" calcext:value-type="float">
            <text:p>14.234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117147" calcext:value-type="float">
            <text:p>0.02117147</text:p>
          </table:table-cell>
          <table:table-cell table:number-columns-repeated="22"/>
        </table:table-row>
        <table:table-row table:style-name="ro1">
          <table:table-cell office:value-type="float" office:value="164.0071" calcext:value-type="float">
            <text:p>164.0071</text:p>
          </table:table-cell>
          <table:table-cell office:value-type="float" office:value="-164.2246" calcext:value-type="float">
            <text:p>-164.2246</text:p>
          </table:table-cell>
          <table:table-cell office:value-type="float" office:value="0.2357373" calcext:value-type="float">
            <text:p>0.2357373</text:p>
          </table:table-cell>
          <table:table-cell office:value-type="float" office:value="3.11897" calcext:value-type="float">
            <text:p>3.11897</text:p>
          </table:table-cell>
          <table:table-cell office:value-type="float" office:value="-2.680239" calcext:value-type="float">
            <text:p>-2.680239</text:p>
          </table:table-cell>
          <table:table-cell office:value-type="float" office:value="12.83649" calcext:value-type="float">
            <text:p>12.836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104444" calcext:value-type="float">
            <text:p>0.02104444</text:p>
          </table:table-cell>
          <table:table-cell table:number-columns-repeated="22"/>
        </table:table-row>
        <table:table-row table:style-name="ro1">
          <table:table-cell office:value-type="float" office:value="124.0014" calcext:value-type="float">
            <text:p>124.0014</text:p>
          </table:table-cell>
          <table:table-cell office:value-type="float" office:value="-124.1374" calcext:value-type="float">
            <text:p>-124.1374</text:p>
          </table:table-cell>
          <table:table-cell office:value-type="float" office:value="0.433287" calcext:value-type="float">
            <text:p>0.433287</text:p>
          </table:table-cell>
          <table:table-cell office:value-type="float" office:value="2.562671" calcext:value-type="float">
            <text:p>2.562671</text:p>
          </table:table-cell>
          <table:table-cell office:value-type="float" office:value="-2.837589" calcext:value-type="float">
            <text:p>-2.837589</text:p>
          </table:table-cell>
          <table:table-cell office:value-type="float" office:value="10.92971" calcext:value-type="float">
            <text:p>10.929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093788" calcext:value-type="float">
            <text:p>0.02093788</text:p>
          </table:table-cell>
          <table:table-cell table:number-columns-repeated="22"/>
        </table:table-row>
        <table:table-row table:style-name="ro1">
          <table:table-cell office:value-type="float" office:value="166.7029" calcext:value-type="float">
            <text:p>166.7029</text:p>
          </table:table-cell>
          <table:table-cell office:value-type="float" office:value="-166.6627" calcext:value-type="float">
            <text:p>-166.6627</text:p>
          </table:table-cell>
          <table:table-cell office:value-type="float" office:value="0.2304247" calcext:value-type="float">
            <text:p>0.2304247</text:p>
          </table:table-cell>
          <table:table-cell office:value-type="float" office:value="3.144816" calcext:value-type="float">
            <text:p>3.144816</text:p>
          </table:table-cell>
          <table:table-cell office:value-type="float" office:value="-3.038688" calcext:value-type="float">
            <text:p>-3.038688</text:p>
          </table:table-cell>
          <table:table-cell office:value-type="float" office:value="12.80316" calcext:value-type="float">
            <text:p>12.803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079488" calcext:value-type="float">
            <text:p>0.02079488</text:p>
          </table:table-cell>
          <table:table-cell table:number-columns-repeated="22"/>
        </table:table-row>
        <table:table-row table:style-name="ro1">
          <table:table-cell office:value-type="float" office:value="26.28552" calcext:value-type="float">
            <text:p>26.28552</text:p>
          </table:table-cell>
          <table:table-cell office:value-type="float" office:value="-26.52627" calcext:value-type="float">
            <text:p>-26.52627</text:p>
          </table:table-cell>
          <table:table-cell office:value-type="float" office:value="0.9357483" calcext:value-type="float">
            <text:p>0.9357483</text:p>
          </table:table-cell>
          <table:table-cell office:value-type="float" office:value="0.09297875" calcext:value-type="float">
            <text:p>0.09297875</text:p>
          </table:table-cell>
          <table:table-cell office:value-type="float" office:value="-2.596158" calcext:value-type="float">
            <text:p>-2.596158</text:p>
          </table:table-cell>
          <table:table-cell office:value-type="float" office:value="2.777876" calcext:value-type="float">
            <text:p>2.7778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062595" calcext:value-type="float">
            <text:p>0.02062595</text:p>
          </table:table-cell>
          <table:table-cell table:number-columns-repeated="22"/>
        </table:table-row>
        <table:table-row table:style-name="ro1">
          <table:table-cell office:value-type="float" office:value="196.2186" calcext:value-type="float">
            <text:p>196.2186</text:p>
          </table:table-cell>
          <table:table-cell office:value-type="float" office:value="-196.4086" calcext:value-type="float">
            <text:p>-196.4086</text:p>
          </table:table-cell>
          <table:table-cell office:value-type="float" office:value="0.08246448" calcext:value-type="float">
            <text:p>0.08246448</text:p>
          </table:table-cell>
          <table:table-cell office:value-type="float" office:value="3.505571" calcext:value-type="float">
            <text:p>3.505571</text:p>
          </table:table-cell>
          <table:table-cell office:value-type="float" office:value="-2.745061" calcext:value-type="float">
            <text:p>-2.745061</text:p>
          </table:table-cell>
          <table:table-cell office:value-type="float" office:value="14.10355" calcext:value-type="float">
            <text:p>14.103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048209" calcext:value-type="float">
            <text:p>0.02048209</text:p>
          </table:table-cell>
          <table:table-cell table:number-columns-repeated="22"/>
        </table:table-row>
        <table:table-row table:style-name="ro1">
          <table:table-cell office:value-type="float" office:value="190.8828" calcext:value-type="float">
            <text:p>190.8828</text:p>
          </table:table-cell>
          <table:table-cell office:value-type="float" office:value="-191.0929" calcext:value-type="float">
            <text:p>-191.0929</text:p>
          </table:table-cell>
          <table:table-cell office:value-type="float" office:value="0.1070523" calcext:value-type="float">
            <text:p>0.1070523</text:p>
          </table:table-cell>
          <table:table-cell office:value-type="float" office:value="3.44445" calcext:value-type="float">
            <text:p>3.44445</text:p>
          </table:table-cell>
          <table:table-cell office:value-type="float" office:value="-2.699836" calcext:value-type="float">
            <text:p>-2.699836</text:p>
          </table:table-cell>
          <table:table-cell office:value-type="float" office:value="13.91489" calcext:value-type="float">
            <text:p>13.914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038835" calcext:value-type="float">
            <text:p>0.02038835</text:p>
          </table:table-cell>
          <table:table-cell table:number-columns-repeated="22"/>
        </table:table-row>
        <table:table-row table:style-name="ro1">
          <table:table-cell office:value-type="float" office:value="162.063" calcext:value-type="float">
            <text:p>162.063</text:p>
          </table:table-cell>
          <table:table-cell office:value-type="float" office:value="-162.222" calcext:value-type="float">
            <text:p>-162.222</text:p>
          </table:table-cell>
          <table:table-cell office:value-type="float" office:value="0.2349362" calcext:value-type="float">
            <text:p>0.2349362</text:p>
          </table:table-cell>
          <table:table-cell office:value-type="float" office:value="3.100243" calcext:value-type="float">
            <text:p>3.100243</text:p>
          </table:table-cell>
          <table:table-cell office:value-type="float" office:value="-2.198276" calcext:value-type="float">
            <text:p>-2.198276</text:p>
          </table:table-cell>
          <table:table-cell office:value-type="float" office:value="12.93472" calcext:value-type="float">
            <text:p>12.934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007208" calcext:value-type="float">
            <text:p>0.02007208</text:p>
          </table:table-cell>
          <table:table-cell table:number-columns-repeated="22"/>
        </table:table-row>
        <table:table-row table:style-name="ro1">
          <table:table-cell office:value-type="float" office:value="144.1214" calcext:value-type="float">
            <text:p>144.1214</text:p>
          </table:table-cell>
          <table:table-cell office:value-type="float" office:value="-144.3686" calcext:value-type="float">
            <text:p>-144.3686</text:p>
          </table:table-cell>
          <table:table-cell office:value-type="float" office:value="0.3291453" calcext:value-type="float">
            <text:p>0.3291453</text:p>
          </table:table-cell>
          <table:table-cell office:value-type="float" office:value="2.860623" calcext:value-type="float">
            <text:p>2.860623</text:p>
          </table:table-cell>
          <table:table-cell office:value-type="float" office:value="-2.553562" calcext:value-type="float">
            <text:p>-2.553562</text:p>
          </table:table-cell>
          <table:table-cell office:value-type="float" office:value="12.01755" calcext:value-type="float">
            <text:p>12.017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993925" calcext:value-type="float">
            <text:p>0.01993925</text:p>
          </table:table-cell>
          <table:table-cell table:number-columns-repeated="22"/>
        </table:table-row>
        <table:table-row table:style-name="ro1">
          <table:table-cell office:value-type="float" office:value="42.13707" calcext:value-type="float">
            <text:p>42.13707</text:p>
          </table:table-cell>
          <table:table-cell office:value-type="float" office:value="-42.30543" calcext:value-type="float">
            <text:p>-42.30543</text:p>
          </table:table-cell>
          <table:table-cell office:value-type="float" office:value="0.8475694" calcext:value-type="float">
            <text:p>0.8475694</text:p>
          </table:table-cell>
          <table:table-cell office:value-type="float" office:value="0.8239836" calcext:value-type="float">
            <text:p>0.8239836</text:p>
          </table:table-cell>
          <table:table-cell office:value-type="float" office:value="-2.78573" calcext:value-type="float">
            <text:p>-2.78573</text:p>
          </table:table-cell>
          <table:table-cell office:value-type="float" office:value="5.151369" calcext:value-type="float">
            <text:p>5.1513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933169" calcext:value-type="float">
            <text:p>0.01933169</text:p>
          </table:table-cell>
          <table:table-cell table:number-columns-repeated="22"/>
        </table:table-row>
        <table:table-row table:style-name="ro1">
          <table:table-cell office:value-type="float" office:value="122.1594" calcext:value-type="float">
            <text:p>122.1594</text:p>
          </table:table-cell>
          <table:table-cell office:value-type="float" office:value="-121.8275" calcext:value-type="float">
            <text:p>-121.8275</text:p>
          </table:table-cell>
          <table:table-cell office:value-type="float" office:value="0.4518242" calcext:value-type="float">
            <text:p>0.4518242</text:p>
          </table:table-cell>
          <table:table-cell office:value-type="float" office:value="2.510999" calcext:value-type="float">
            <text:p>2.510999</text:p>
          </table:table-cell>
          <table:table-cell office:value-type="float" office:value="-3.262816" calcext:value-type="float">
            <text:p>-3.262816</text:p>
          </table:table-cell>
          <table:table-cell office:value-type="float" office:value="10.61572" calcext:value-type="float">
            <text:p>10.615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910149" calcext:value-type="float">
            <text:p>0.01910149</text:p>
          </table:table-cell>
          <table:table-cell table:number-columns-repeated="22"/>
        </table:table-row>
        <table:table-row table:style-name="ro1">
          <table:table-cell office:value-type="float" office:value="108.1552" calcext:value-type="float">
            <text:p>108.1552</text:p>
          </table:table-cell>
          <table:table-cell office:value-type="float" office:value="-108.2502" calcext:value-type="float">
            <text:p>-108.2502</text:p>
          </table:table-cell>
          <table:table-cell office:value-type="float" office:value="0.512381" calcext:value-type="float">
            <text:p>0.512381</text:p>
          </table:table-cell>
          <table:table-cell office:value-type="float" office:value="2.309414" calcext:value-type="float">
            <text:p>2.309414</text:p>
          </table:table-cell>
          <table:table-cell office:value-type="float" office:value="-2.893646" calcext:value-type="float">
            <text:p>-2.893646</text:p>
          </table:table-cell>
          <table:table-cell office:value-type="float" office:value="10.06683" calcext:value-type="float">
            <text:p>10.066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907077" calcext:value-type="float">
            <text:p>0.01907077</text:p>
          </table:table-cell>
          <table:table-cell table:number-columns-repeated="22"/>
        </table:table-row>
        <table:table-row table:style-name="ro1">
          <table:table-cell office:value-type="float" office:value="158.6648" calcext:value-type="float">
            <text:p>158.6648</text:p>
          </table:table-cell>
          <table:table-cell office:value-type="float" office:value="-157.9282" calcext:value-type="float">
            <text:p>-157.9282</text:p>
          </table:table-cell>
          <table:table-cell office:value-type="float" office:value="0.2791771" calcext:value-type="float">
            <text:p>0.2791771</text:p>
          </table:table-cell>
          <table:table-cell office:value-type="float" office:value="3.023344" calcext:value-type="float">
            <text:p>3.023344</text:p>
          </table:table-cell>
          <table:table-cell office:value-type="float" office:value="-3.493272" calcext:value-type="float">
            <text:p>-3.493272</text:p>
          </table:table-cell>
          <table:table-cell office:value-type="float" office:value="12.24672" calcext:value-type="float">
            <text:p>12.24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87033" calcext:value-type="float">
            <text:p>0.01887033</text:p>
          </table:table-cell>
          <table:table-cell table:number-columns-repeated="22"/>
        </table:table-row>
        <table:table-row table:style-name="ro1">
          <table:table-cell office:value-type="float" office:value="134.9004" calcext:value-type="float">
            <text:p>134.9004</text:p>
          </table:table-cell>
          <table:table-cell office:value-type="float" office:value="-134.6032" calcext:value-type="float">
            <text:p>-134.6032</text:p>
          </table:table-cell>
          <table:table-cell office:value-type="float" office:value="0.3570902" calcext:value-type="float">
            <text:p>0.3570902</text:p>
          </table:table-cell>
          <table:table-cell office:value-type="float" office:value="2.745349" calcext:value-type="float">
            <text:p>2.745349</text:p>
          </table:table-cell>
          <table:table-cell office:value-type="float" office:value="-1.760285" calcext:value-type="float">
            <text:p>-1.760285</text:p>
          </table:table-cell>
          <table:table-cell office:value-type="float" office:value="11.89774" calcext:value-type="float">
            <text:p>11.897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76421" calcext:value-type="float">
            <text:p>0.01876421</text:p>
          </table:table-cell>
          <table:table-cell table:number-columns-repeated="22"/>
        </table:table-row>
        <table:table-row table:style-name="ro1">
          <table:table-cell office:value-type="float" office:value="135.1811" calcext:value-type="float">
            <text:p>135.1811</text:p>
          </table:table-cell>
          <table:table-cell office:value-type="float" office:value="-135.3934" calcext:value-type="float">
            <text:p>-135.3934</text:p>
          </table:table-cell>
          <table:table-cell office:value-type="float" office:value="0.3755987" calcext:value-type="float">
            <text:p>0.3755987</text:p>
          </table:table-cell>
          <table:table-cell office:value-type="float" office:value="2.732194" calcext:value-type="float">
            <text:p>2.732194</text:p>
          </table:table-cell>
          <table:table-cell office:value-type="float" office:value="-2.694011" calcext:value-type="float">
            <text:p>-2.694011</text:p>
          </table:table-cell>
          <table:table-cell office:value-type="float" office:value="11.54264" calcext:value-type="float">
            <text:p>11.542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64482" calcext:value-type="float">
            <text:p>0.01864482</text:p>
          </table:table-cell>
          <table:table-cell table:number-columns-repeated="22"/>
        </table:table-row>
        <table:table-row table:style-name="ro1">
          <table:table-cell office:value-type="float" office:value="63.07007" calcext:value-type="float">
            <text:p>63.07007</text:p>
          </table:table-cell>
          <table:table-cell office:value-type="float" office:value="-63.30927" calcext:value-type="float">
            <text:p>-63.30927</text:p>
          </table:table-cell>
          <table:table-cell office:value-type="float" office:value="0.7320741" calcext:value-type="float">
            <text:p>0.7320741</text:p>
          </table:table-cell>
          <table:table-cell office:value-type="float" office:value="1.454762" calcext:value-type="float">
            <text:p>1.454762</text:p>
          </table:table-cell>
          <table:table-cell office:value-type="float" office:value="-2.603966" calcext:value-type="float">
            <text:p>-2.603966</text:p>
          </table:table-cell>
          <table:table-cell office:value-type="float" office:value="7.314553" calcext:value-type="float">
            <text:p>7.3145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49505" calcext:value-type="float">
            <text:p>0.01849505</text:p>
          </table:table-cell>
          <table:table-cell table:number-columns-repeated="22"/>
        </table:table-row>
        <table:table-row table:style-name="ro1">
          <table:table-cell office:value-type="float" office:value="155.6148" calcext:value-type="float">
            <text:p>155.6148</text:p>
          </table:table-cell>
          <table:table-cell office:value-type="float" office:value="-155.8047" calcext:value-type="float">
            <text:p>-155.8047</text:p>
          </table:table-cell>
          <table:table-cell office:value-type="float" office:value="0.2776255" calcext:value-type="float">
            <text:p>0.2776255</text:p>
          </table:table-cell>
          <table:table-cell office:value-type="float" office:value="3.009463" calcext:value-type="float">
            <text:p>3.009463</text:p>
          </table:table-cell>
          <table:table-cell office:value-type="float" office:value="-2.745061" calcext:value-type="float">
            <text:p>-2.745061</text:p>
          </table:table-cell>
          <table:table-cell office:value-type="float" office:value="12.44986" calcext:value-type="float">
            <text:p>12.449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39352" calcext:value-type="float">
            <text:p>0.01839352</text:p>
          </table:table-cell>
          <table:table-cell table:number-columns-repeated="22"/>
        </table:table-row>
        <table:table-row table:style-name="ro1">
          <table:table-cell office:value-type="float" office:value="126.5179" calcext:value-type="float">
            <text:p>126.5179</text:p>
          </table:table-cell>
          <table:table-cell office:value-type="float" office:value="-126.5151" calcext:value-type="float">
            <text:p>-126.5151</text:p>
          </table:table-cell>
          <table:table-cell office:value-type="float" office:value="0.4246407" calcext:value-type="float">
            <text:p>0.4246407</text:p>
          </table:table-cell>
          <table:table-cell office:value-type="float" office:value="2.592621" calcext:value-type="float">
            <text:p>2.592621</text:p>
          </table:table-cell>
          <table:table-cell office:value-type="float" office:value="-3.002747" calcext:value-type="float">
            <text:p>-3.002747</text:p>
          </table:table-cell>
          <table:table-cell office:value-type="float" office:value="10.97449" calcext:value-type="float">
            <text:p>10.974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17163" calcext:value-type="float">
            <text:p>0.01817163</text:p>
          </table:table-cell>
          <table:table-cell table:number-columns-repeated="22"/>
        </table:table-row>
        <table:table-row table:style-name="ro1">
          <table:table-cell office:value-type="float" office:value="186.3737" calcext:value-type="float">
            <text:p>186.3737</text:p>
          </table:table-cell>
          <table:table-cell office:value-type="float" office:value="-186.4595" calcext:value-type="float">
            <text:p>-186.4595</text:p>
          </table:table-cell>
          <table:table-cell office:value-type="float" office:value="0.1329955" calcext:value-type="float">
            <text:p>0.1329955</text:p>
          </table:table-cell>
          <table:table-cell office:value-type="float" office:value="3.38896" calcext:value-type="float">
            <text:p>3.38896</text:p>
          </table:table-cell>
          <table:table-cell office:value-type="float" office:value="-2.905152" calcext:value-type="float">
            <text:p>-2.905152</text:p>
          </table:table-cell>
          <table:table-cell office:value-type="float" office:value="13.66148" calcext:value-type="float">
            <text:p>13.661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16116" calcext:value-type="float">
            <text:p>0.01816116</text:p>
          </table:table-cell>
          <table:table-cell table:number-columns-repeated="22"/>
        </table:table-row>
        <table:table-row table:style-name="ro1">
          <table:table-cell office:value-type="float" office:value="149.5309" calcext:value-type="float">
            <text:p>149.5309</text:p>
          </table:table-cell>
          <table:table-cell office:value-type="float" office:value="-149.2815" calcext:value-type="float">
            <text:p>-149.2815</text:p>
          </table:table-cell>
          <table:table-cell office:value-type="float" office:value="0.3171045" calcext:value-type="float">
            <text:p>0.3171045</text:p>
          </table:table-cell>
          <table:table-cell office:value-type="float" office:value="2.912768" calcext:value-type="float">
            <text:p>2.912768</text:p>
          </table:table-cell>
          <table:table-cell office:value-type="float" office:value="-3.206693" calcext:value-type="float">
            <text:p>-3.206693</text:p>
          </table:table-cell>
          <table:table-cell office:value-type="float" office:value="11.97366" calcext:value-type="float">
            <text:p>11.973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15735" calcext:value-type="float">
            <text:p>0.01815735</text:p>
          </table:table-cell>
          <table:table-cell table:number-columns-repeated="22"/>
        </table:table-row>
        <table:table-row table:style-name="ro1">
          <table:table-cell office:value-type="float" office:value="57.7675" calcext:value-type="float">
            <text:p>57.7675</text:p>
          </table:table-cell>
          <table:table-cell office:value-type="float" office:value="-58.00489" calcext:value-type="float">
            <text:p>-58.00489</text:p>
          </table:table-cell>
          <table:table-cell office:value-type="float" office:value="0.7597117" calcext:value-type="float">
            <text:p>0.7597117</text:p>
          </table:table-cell>
          <table:table-cell office:value-type="float" office:value="1.323188" calcext:value-type="float">
            <text:p>1.323188</text:p>
          </table:table-cell>
          <table:table-cell office:value-type="float" office:value="-2.612261" calcext:value-type="float">
            <text:p>-2.612261</text:p>
          </table:table-cell>
          <table:table-cell office:value-type="float" office:value="6.873205" calcext:value-type="float">
            <text:p>6.873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03244" calcext:value-type="float">
            <text:p>0.01803244</text:p>
          </table:table-cell>
          <table:table-cell table:number-columns-repeated="22"/>
        </table:table-row>
        <table:table-row table:style-name="ro1">
          <table:table-cell office:value-type="float" office:value="53.60916" calcext:value-type="float">
            <text:p>53.60916</text:p>
          </table:table-cell>
          <table:table-cell office:value-type="float" office:value="-53.82428" calcext:value-type="float">
            <text:p>-53.82428</text:p>
          </table:table-cell>
          <table:table-cell office:value-type="float" office:value="0.7740168" calcext:value-type="float">
            <text:p>0.7740168</text:p>
          </table:table-cell>
          <table:table-cell office:value-type="float" office:value="1.254827" calcext:value-type="float">
            <text:p>1.254827</text:p>
          </table:table-cell>
          <table:table-cell office:value-type="float" office:value="-2.313239" calcext:value-type="float">
            <text:p>-2.313239</text:p>
          </table:table-cell>
          <table:table-cell office:value-type="float" office:value="6.745009" calcext:value-type="float">
            <text:p>6.7450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7914" calcext:value-type="float">
            <text:p>0.0177914</text:p>
          </table:table-cell>
          <table:table-cell table:number-columns-repeated="22"/>
        </table:table-row>
        <table:table-row table:style-name="ro1">
          <table:table-cell office:value-type="float" office:value="29.73686" calcext:value-type="float">
            <text:p>29.73686</text:p>
          </table:table-cell>
          <table:table-cell office:value-type="float" office:value="-29.96037" calcext:value-type="float">
            <text:p>-29.96037</text:p>
          </table:table-cell>
          <table:table-cell office:value-type="float" office:value="0.915631" calcext:value-type="float">
            <text:p>0.915631</text:p>
          </table:table-cell>
          <table:table-cell office:value-type="float" office:value="0.3008516" calcext:value-type="float">
            <text:p>0.3008516</text:p>
          </table:table-cell>
          <table:table-cell office:value-type="float" office:value="-2.662754" calcext:value-type="float">
            <text:p>-2.662754</text:p>
          </table:table-cell>
          <table:table-cell office:value-type="float" office:value="3.448587" calcext:value-type="float">
            <text:p>3.4485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77853" calcext:value-type="float">
            <text:p>0.01777853</text:p>
          </table:table-cell>
          <table:table-cell table:number-columns-repeated="22"/>
        </table:table-row>
        <table:table-row table:style-name="ro1">
          <table:table-cell office:value-type="float" office:value="159.7599" calcext:value-type="float">
            <text:p>159.7599</text:p>
          </table:table-cell>
          <table:table-cell office:value-type="float" office:value="-159.8027" calcext:value-type="float">
            <text:p>-159.8027</text:p>
          </table:table-cell>
          <table:table-cell office:value-type="float" office:value="0.2621238" calcext:value-type="float">
            <text:p>0.2621238</text:p>
          </table:table-cell>
          <table:table-cell office:value-type="float" office:value="3.057966" calcext:value-type="float">
            <text:p>3.057966</text:p>
          </table:table-cell>
          <table:table-cell office:value-type="float" office:value="-2.955193" calcext:value-type="float">
            <text:p>-2.955193</text:p>
          </table:table-cell>
          <table:table-cell office:value-type="float" office:value="12.54149" calcext:value-type="float">
            <text:p>12.541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77254" calcext:value-type="float">
            <text:p>0.01777254</text:p>
          </table:table-cell>
          <table:table-cell table:number-columns-repeated="22"/>
        </table:table-row>
        <table:table-row table:style-name="ro1">
          <table:table-cell office:value-type="float" office:value="88.64815" calcext:value-type="float">
            <text:p>88.64815</text:p>
          </table:table-cell>
          <table:table-cell office:value-type="float" office:value="-88.89619" calcext:value-type="float">
            <text:p>-88.89619</text:p>
          </table:table-cell>
          <table:table-cell office:value-type="float" office:value="0.6012497" calcext:value-type="float">
            <text:p>0.6012497</text:p>
          </table:table-cell>
          <table:table-cell office:value-type="float" office:value="1.991597" calcext:value-type="float">
            <text:p>1.991597</text:p>
          </table:table-cell>
          <table:table-cell office:value-type="float" office:value="-2.544278" calcext:value-type="float">
            <text:p>-2.544278</text:p>
          </table:table-cell>
          <table:table-cell office:value-type="float" office:value="9.123896" calcext:value-type="float">
            <text:p>9.1238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73032" calcext:value-type="float">
            <text:p>0.01773032</text:p>
          </table:table-cell>
          <table:table-cell table:number-columns-repeated="22"/>
        </table:table-row>
        <table:table-row table:style-name="ro1">
          <table:table-cell office:value-type="float" office:value="146.4598" calcext:value-type="float">
            <text:p>146.4598</text:p>
          </table:table-cell>
          <table:table-cell office:value-type="float" office:value="-145.205" calcext:value-type="float">
            <text:p>-145.205</text:p>
          </table:table-cell>
          <table:table-cell office:value-type="float" office:value="0.2911282" calcext:value-type="float">
            <text:p>0.2911282</text:p>
          </table:table-cell>
          <table:table-cell office:value-type="float" office:value="2.896779" calcext:value-type="float">
            <text:p>2.896779</text:p>
          </table:table-cell>
          <table:table-cell office:value-type="float" office:value="-1.273321" calcext:value-type="float">
            <text:p>-1.273321</text:p>
          </table:table-cell>
          <table:table-cell office:value-type="float" office:value="12.56482" calcext:value-type="float">
            <text:p>12.564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63115" calcext:value-type="float">
            <text:p>0.01763115</text:p>
          </table:table-cell>
          <table:table-cell table:number-columns-repeated="22"/>
        </table:table-row>
        <table:table-row table:style-name="ro1">
          <table:table-cell office:value-type="float" office:value="15.33726" calcext:value-type="float">
            <text:p>15.33726</text:p>
          </table:table-cell>
          <table:table-cell office:value-type="float" office:value="-13.4401" calcext:value-type="float">
            <text:p>-13.4401</text:p>
          </table:table-cell>
          <table:table-cell office:value-type="float" office:value="0.954391" calcext:value-type="float">
            <text:p>0.954391</text:p>
          </table:table-cell>
          <table:table-cell office:value-type="float" office:value="0.01299124" calcext:value-type="float">
            <text:p>0.01299124</text:p>
          </table:table-cell>
          <table:table-cell office:value-type="float" office:value="-1.034679" calcext:value-type="float">
            <text:p>-1.034679</text:p>
          </table:table-cell>
          <table:table-cell office:value-type="float" office:value="3.031744" calcext:value-type="float">
            <text:p>3.0317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40757" calcext:value-type="float">
            <text:p>0.01740757</text:p>
          </table:table-cell>
          <table:table-cell table:number-columns-repeated="22"/>
        </table:table-row>
        <table:table-row table:style-name="ro1">
          <table:table-cell office:value-type="float" office:value="21.86642" calcext:value-type="float">
            <text:p>21.86642</text:p>
          </table:table-cell>
          <table:table-cell office:value-type="float" office:value="-21.95374" calcext:value-type="float">
            <text:p>-21.95374</text:p>
          </table:table-cell>
          <table:table-cell office:value-type="float" office:value="0.9467024" calcext:value-type="float">
            <text:p>0.9467024</text:p>
          </table:table-cell>
          <table:table-cell office:value-type="float" office:value="0.03649093" calcext:value-type="float">
            <text:p>0.03649093</text:p>
          </table:table-cell>
          <table:table-cell office:value-type="float" office:value="-2.096656" calcext:value-type="float">
            <text:p>-2.096656</text:p>
          </table:table-cell>
          <table:table-cell office:value-type="float" office:value="2.756084" calcext:value-type="float">
            <text:p>2.7560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3958" calcext:value-type="float">
            <text:p>0.0173958</text:p>
          </table:table-cell>
          <table:table-cell table:number-columns-repeated="22"/>
        </table:table-row>
        <table:table-row table:style-name="ro1">
          <table:table-cell office:value-type="float" office:value="105.6309" calcext:value-type="float">
            <text:p>105.6309</text:p>
          </table:table-cell>
          <table:table-cell office:value-type="float" office:value="-105.7289" calcext:value-type="float">
            <text:p>-105.7289</text:p>
          </table:table-cell>
          <table:table-cell office:value-type="float" office:value="0.5074809" calcext:value-type="float">
            <text:p>0.5074809</text:p>
          </table:table-cell>
          <table:table-cell office:value-type="float" office:value="2.305004" calcext:value-type="float">
            <text:p>2.305004</text:p>
          </table:table-cell>
          <table:table-cell office:value-type="float" office:value="-2.110167" calcext:value-type="float">
            <text:p>-2.110167</text:p>
          </table:table-cell>
          <table:table-cell office:value-type="float" office:value="10.31329" calcext:value-type="float">
            <text:p>10.313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3906" calcext:value-type="float">
            <text:p>0.0173906</text:p>
          </table:table-cell>
          <table:table-cell table:number-columns-repeated="22"/>
        </table:table-row>
        <table:table-row table:style-name="ro1">
          <table:table-cell office:value-type="float" office:value="131.3989" calcext:value-type="float">
            <text:p>131.3989</text:p>
          </table:table-cell>
          <table:table-cell office:value-type="float" office:value="-131.063" calcext:value-type="float">
            <text:p>-131.063</text:p>
          </table:table-cell>
          <table:table-cell office:value-type="float" office:value="0.4066494" calcext:value-type="float">
            <text:p>0.4066494</text:p>
          </table:table-cell>
          <table:table-cell office:value-type="float" office:value="2.651551" calcext:value-type="float">
            <text:p>2.651551</text:p>
          </table:table-cell>
          <table:table-cell office:value-type="float" office:value="-3.265437" calcext:value-type="float">
            <text:p>-3.265437</text:p>
          </table:table-cell>
          <table:table-cell office:value-type="float" office:value="11.08336" calcext:value-type="float">
            <text:p>11.083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33252" calcext:value-type="float">
            <text:p>0.01733252</text:p>
          </table:table-cell>
          <table:table-cell table:number-columns-repeated="22"/>
        </table:table-row>
        <table:table-row table:style-name="ro1">
          <table:table-cell office:value-type="float" office:value="86.9852" calcext:value-type="float">
            <text:p>86.9852</text:p>
          </table:table-cell>
          <table:table-cell office:value-type="float" office:value="-87.06871" calcext:value-type="float">
            <text:p>-87.06871</text:p>
          </table:table-cell>
          <table:table-cell office:value-type="float" office:value="0.5993826" calcext:value-type="float">
            <text:p>0.5993826</text:p>
          </table:table-cell>
          <table:table-cell office:value-type="float" office:value="1.98744" calcext:value-type="float">
            <text:p>1.98744</text:p>
          </table:table-cell>
          <table:table-cell office:value-type="float" office:value="-2.091973" calcext:value-type="float">
            <text:p>-2.091973</text:p>
          </table:table-cell>
          <table:table-cell office:value-type="float" office:value="9.260808" calcext:value-type="float">
            <text:p>9.2608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10665" calcext:value-type="float">
            <text:p>0.01710665</text:p>
          </table:table-cell>
          <table:table-cell table:number-columns-repeated="22"/>
        </table:table-row>
        <table:table-row table:style-name="ro1">
          <table:table-cell office:value-type="float" office:value="141.5648" calcext:value-type="float">
            <text:p>141.5648</text:p>
          </table:table-cell>
          <table:table-cell office:value-type="float" office:value="-141.5185" calcext:value-type="float">
            <text:p>-141.5185</text:p>
          </table:table-cell>
          <table:table-cell office:value-type="float" office:value="0.328863" calcext:value-type="float">
            <text:p>0.328863</text:p>
          </table:table-cell>
          <table:table-cell office:value-type="float" office:value="2.835114" calcext:value-type="float">
            <text:p>2.835114</text:p>
          </table:table-cell>
          <table:table-cell office:value-type="float" office:value="-1.955667" calcext:value-type="float">
            <text:p>-1.955667</text:p>
          </table:table-cell>
          <table:table-cell office:value-type="float" office:value="12.13183" calcext:value-type="float">
            <text:p>12.131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74193" calcext:value-type="float">
            <text:p>0.01674193</text:p>
          </table:table-cell>
          <table:table-cell table:number-columns-repeated="22"/>
        </table:table-row>
        <table:table-row table:style-name="ro1">
          <table:table-cell office:value-type="float" office:value="147.9271" calcext:value-type="float">
            <text:p>147.9271</text:p>
          </table:table-cell>
          <table:table-cell office:value-type="float" office:value="-148.1743" calcext:value-type="float">
            <text:p>-148.1743</text:p>
          </table:table-cell>
          <table:table-cell office:value-type="float" office:value="0.3107077" calcext:value-type="float">
            <text:p>0.3107077</text:p>
          </table:table-cell>
          <table:table-cell office:value-type="float" office:value="2.912036" calcext:value-type="float">
            <text:p>2.912036</text:p>
          </table:table-cell>
          <table:table-cell office:value-type="float" office:value="-2.553562" calcext:value-type="float">
            <text:p>-2.553562</text:p>
          </table:table-cell>
          <table:table-cell office:value-type="float" office:value="12.18893" calcext:value-type="float">
            <text:p>12.188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50605" calcext:value-type="float">
            <text:p>0.01650605</text:p>
          </table:table-cell>
          <table:table-cell table:number-columns-repeated="22"/>
        </table:table-row>
        <table:table-row table:style-name="ro1">
          <table:table-cell office:value-type="float" office:value="60.26399" calcext:value-type="float">
            <text:p>60.26399</text:p>
          </table:table-cell>
          <table:table-cell office:value-type="float" office:value="-60.40003" calcext:value-type="float">
            <text:p>-60.40003</text:p>
          </table:table-cell>
          <table:table-cell office:value-type="float" office:value="0.7523449" calcext:value-type="float">
            <text:p>0.7523449</text:p>
          </table:table-cell>
          <table:table-cell office:value-type="float" office:value="1.355073" calcext:value-type="float">
            <text:p>1.355073</text:p>
          </table:table-cell>
          <table:table-cell office:value-type="float" office:value="-2.837589" calcext:value-type="float">
            <text:p>-2.837589</text:p>
          </table:table-cell>
          <table:table-cell office:value-type="float" office:value="6.904381" calcext:value-type="float">
            <text:p>6.9043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50596" calcext:value-type="float">
            <text:p>0.01650596</text:p>
          </table:table-cell>
          <table:table-cell table:number-columns-repeated="22"/>
        </table:table-row>
        <table:table-row table:style-name="ro1">
          <table:table-cell office:value-type="float" office:value="72.59411" calcext:value-type="float">
            <text:p>72.59411</text:p>
          </table:table-cell>
          <table:table-cell office:value-type="float" office:value="-72.6784" calcext:value-type="float">
            <text:p>-72.6784</text:p>
          </table:table-cell>
          <table:table-cell office:value-type="float" office:value="0.6715652" calcext:value-type="float">
            <text:p>0.6715652</text:p>
          </table:table-cell>
          <table:table-cell office:value-type="float" office:value="1.710607" calcext:value-type="float">
            <text:p>1.710607</text:p>
          </table:table-cell>
          <table:table-cell office:value-type="float" office:value="-2.092927" calcext:value-type="float">
            <text:p>-2.092927</text:p>
          </table:table-cell>
          <table:table-cell office:value-type="float" office:value="8.337715" calcext:value-type="float">
            <text:p>8.3377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23398" calcext:value-type="float">
            <text:p>0.01623398</text:p>
          </table:table-cell>
          <table:table-cell table:number-columns-repeated="22"/>
        </table:table-row>
        <table:table-row table:style-name="ro1">
          <table:table-cell office:value-type="float" office:value="23.41173" calcext:value-type="float">
            <text:p>23.41173</text:p>
          </table:table-cell>
          <table:table-cell office:value-type="float" office:value="-23.40678" calcext:value-type="float">
            <text:p>-23.40678</text:p>
          </table:table-cell>
          <table:table-cell office:value-type="float" office:value="0.9328844" calcext:value-type="float">
            <text:p>0.9328844</text:p>
          </table:table-cell>
          <table:table-cell office:value-type="float" office:value="0.1999391" calcext:value-type="float">
            <text:p>0.1999391</text:p>
          </table:table-cell>
          <table:table-cell office:value-type="float" office:value="-1.995067" calcext:value-type="float">
            <text:p>-1.995067</text:p>
          </table:table-cell>
          <table:table-cell office:value-type="float" office:value="3.334775" calcext:value-type="float">
            <text:p>3.3347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14494" calcext:value-type="float">
            <text:p>0.01614494</text:p>
          </table:table-cell>
          <table:table-cell table:number-columns-repeated="22"/>
        </table:table-row>
        <table:table-row table:style-name="ro1">
          <table:table-cell office:value-type="float" office:value="109.7899" calcext:value-type="float">
            <text:p>109.7899</text:p>
          </table:table-cell>
          <table:table-cell office:value-type="float" office:value="-109.8009" calcext:value-type="float">
            <text:p>-109.8009</text:p>
          </table:table-cell>
          <table:table-cell office:value-type="float" office:value="0.5064709" calcext:value-type="float">
            <text:p>0.5064709</text:p>
          </table:table-cell>
          <table:table-cell office:value-type="float" office:value="2.330383" calcext:value-type="float">
            <text:p>2.330383</text:p>
          </table:table-cell>
          <table:table-cell office:value-type="float" office:value="-2.988951" calcext:value-type="float">
            <text:p>-2.988951</text:p>
          </table:table-cell>
          <table:table-cell office:value-type="float" office:value="10.10496" calcext:value-type="float">
            <text:p>10.104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97951" calcext:value-type="float">
            <text:p>0.01597951</text:p>
          </table:table-cell>
          <table:table-cell table:number-columns-repeated="22"/>
        </table:table-row>
        <table:table-row table:style-name="ro1">
          <table:table-cell office:value-type="float" office:value="192.7723" calcext:value-type="float">
            <text:p>192.7723</text:p>
          </table:table-cell>
          <table:table-cell office:value-type="float" office:value="-193.0103" calcext:value-type="float">
            <text:p>-193.0103</text:p>
          </table:table-cell>
          <table:table-cell office:value-type="float" office:value="0.09611747" calcext:value-type="float">
            <text:p>0.09611747</text:p>
          </table:table-cell>
          <table:table-cell office:value-type="float" office:value="3.467" calcext:value-type="float">
            <text:p>3.467</text:p>
          </table:table-cell>
          <table:table-cell office:value-type="float" office:value="-2.609731" calcext:value-type="float">
            <text:p>-2.609731</text:p>
          </table:table-cell>
          <table:table-cell office:value-type="float" office:value="14.02009" calcext:value-type="float">
            <text:p>14.020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85737" calcext:value-type="float">
            <text:p>0.01585737</text:p>
          </table:table-cell>
          <table:table-cell table:number-columns-repeated="22"/>
        </table:table-row>
        <table:table-row table:style-name="ro1">
          <table:table-cell office:value-type="float" office:value="69.75026" calcext:value-type="float">
            <text:p>69.75026</text:p>
          </table:table-cell>
          <table:table-cell office:value-type="float" office:value="-69.97077" calcext:value-type="float">
            <text:p>-69.97077</text:p>
          </table:table-cell>
          <table:table-cell office:value-type="float" office:value="0.6994796" calcext:value-type="float">
            <text:p>0.6994796</text:p>
          </table:table-cell>
          <table:table-cell office:value-type="float" office:value="1.600219" calcext:value-type="float">
            <text:p>1.600219</text:p>
          </table:table-cell>
          <table:table-cell office:value-type="float" office:value="-2.671707" calcext:value-type="float">
            <text:p>-2.671707</text:p>
          </table:table-cell>
          <table:table-cell office:value-type="float" office:value="7.776829" calcext:value-type="float">
            <text:p>7.7768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64618" calcext:value-type="float">
            <text:p>0.01564618</text:p>
          </table:table-cell>
          <table:table-cell table:number-columns-repeated="22"/>
        </table:table-row>
        <table:table-row table:style-name="ro1">
          <table:table-cell office:value-type="float" office:value="207.0885" calcext:value-type="float">
            <text:p>207.0885</text:p>
          </table:table-cell>
          <table:table-cell office:value-type="float" office:value="-207.306" calcext:value-type="float">
            <text:p>-207.306</text:p>
          </table:table-cell>
          <table:table-cell office:value-type="float" office:value="0.0291705" calcext:value-type="float">
            <text:p>0.0291705</text:p>
          </table:table-cell>
          <table:table-cell office:value-type="float" office:value="3.628387" calcext:value-type="float">
            <text:p>3.628387</text:p>
          </table:table-cell>
          <table:table-cell office:value-type="float" office:value="-2.680239" calcext:value-type="float">
            <text:p>-2.680239</text:p>
          </table:table-cell>
          <table:table-cell office:value-type="float" office:value="14.53454" calcext:value-type="float">
            <text:p>14.534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26846" calcext:value-type="float">
            <text:p>0.01526846</text:p>
          </table:table-cell>
          <table:table-cell table:number-columns-repeated="22"/>
        </table:table-row>
        <table:table-row table:style-name="ro1">
          <table:table-cell office:value-type="float" office:value="80.78354" calcext:value-type="float">
            <text:p>80.78354</text:p>
          </table:table-cell>
          <table:table-cell office:value-type="float" office:value="-80.87127" calcext:value-type="float">
            <text:p>-80.87127</text:p>
          </table:table-cell>
          <table:table-cell office:value-type="float" office:value="0.630478" calcext:value-type="float">
            <text:p>0.630478</text:p>
          </table:table-cell>
          <table:table-cell office:value-type="float" office:value="1.871857" calcext:value-type="float">
            <text:p>1.871857</text:p>
          </table:table-cell>
          <table:table-cell office:value-type="float" office:value="-2.097172" calcext:value-type="float">
            <text:p>-2.097172</text:p>
          </table:table-cell>
          <table:table-cell office:value-type="float" office:value="8.8738" calcext:value-type="float">
            <text:p>8.87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17356" calcext:value-type="float">
            <text:p>0.01517356</text:p>
          </table:table-cell>
          <table:table-cell table:number-columns-repeated="22"/>
        </table:table-row>
        <table:table-row table:style-name="ro1">
          <table:table-cell office:value-type="float" office:value="13.34179" calcext:value-type="float">
            <text:p>13.34179</text:p>
          </table:table-cell>
          <table:table-cell office:value-type="float" office:value="-9.9468" calcext:value-type="float">
            <text:p>-9.9468</text:p>
          </table:table-cell>
          <table:table-cell office:value-type="float" office:value="0.9543032" calcext:value-type="float">
            <text:p>0.9543032</text:p>
          </table:table-cell>
          <table:table-cell office:value-type="float" office:value="0.004567389" calcext:value-type="float">
            <text:p>0.004567389</text:p>
          </table:table-cell>
          <table:table-cell office:value-type="float" office:value="-0.5908147" calcext:value-type="float">
            <text:p>-0.5908147</text:p>
          </table:table-cell>
          <table:table-cell office:value-type="float" office:value="3.15162" calcext:value-type="float">
            <text:p>3.151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93473" calcext:value-type="float">
            <text:p>0.01493473</text:p>
          </table:table-cell>
          <table:table-cell table:number-columns-repeated="22"/>
        </table:table-row>
        <table:table-row table:style-name="ro1">
          <table:table-cell office:value-type="float" office:value="96.65934" calcext:value-type="float">
            <text:p>96.65934</text:p>
          </table:table-cell>
          <table:table-cell office:value-type="float" office:value="-95.98668" calcext:value-type="float">
            <text:p>-95.98668</text:p>
          </table:table-cell>
          <table:table-cell office:value-type="float" office:value="0.5825689" calcext:value-type="float">
            <text:p>0.5825689</text:p>
          </table:table-cell>
          <table:table-cell office:value-type="float" office:value="2.061786" calcext:value-type="float">
            <text:p>2.061786</text:p>
          </table:table-cell>
          <table:table-cell office:value-type="float" office:value="-3.460553" calcext:value-type="float">
            <text:p>-3.460553</text:p>
          </table:table-cell>
          <table:table-cell office:value-type="float" office:value="9.052435" calcext:value-type="float">
            <text:p>9.0524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84925" calcext:value-type="float">
            <text:p>0.01484925</text:p>
          </table:table-cell>
          <table:table-cell table:number-columns-repeated="22"/>
        </table:table-row>
        <table:table-row table:style-name="ro1">
          <table:table-cell office:value-type="float" office:value="83.82767" calcext:value-type="float">
            <text:p>83.82767</text:p>
          </table:table-cell>
          <table:table-cell office:value-type="float" office:value="-83.70826" calcext:value-type="float">
            <text:p>-83.70826</text:p>
          </table:table-cell>
          <table:table-cell office:value-type="float" office:value="0.6107102" calcext:value-type="float">
            <text:p>0.6107102</text:p>
          </table:table-cell>
          <table:table-cell office:value-type="float" office:value="1.938926" calcext:value-type="float">
            <text:p>1.938926</text:p>
          </table:table-cell>
          <table:table-cell office:value-type="float" office:value="-1.892206" calcext:value-type="float">
            <text:p>-1.892206</text:p>
          </table:table-cell>
          <table:table-cell office:value-type="float" office:value="9.165684" calcext:value-type="float">
            <text:p>9.1656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79354" calcext:value-type="float">
            <text:p>0.01479354</text:p>
          </table:table-cell>
          <table:table-cell table:number-columns-repeated="22"/>
        </table:table-row>
        <table:table-row table:style-name="ro1">
          <table:table-cell office:value-type="float" office:value="75.02429" calcext:value-type="float">
            <text:p>75.02429</text:p>
          </table:table-cell>
          <table:table-cell office:value-type="float" office:value="-75.23284" calcext:value-type="float">
            <text:p>-75.23284</text:p>
          </table:table-cell>
          <table:table-cell office:value-type="float" office:value="0.6734277" calcext:value-type="float">
            <text:p>0.6734277</text:p>
          </table:table-cell>
          <table:table-cell office:value-type="float" office:value="1.710696" calcext:value-type="float">
            <text:p>1.710696</text:p>
          </table:table-cell>
          <table:table-cell office:value-type="float" office:value="-2.703605" calcext:value-type="float">
            <text:p>-2.703605</text:p>
          </table:table-cell>
          <table:table-cell office:value-type="float" office:value="8.134451" calcext:value-type="float">
            <text:p>8.1344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66215" calcext:value-type="float">
            <text:p>0.01466215</text:p>
          </table:table-cell>
          <table:table-cell table:number-columns-repeated="22"/>
        </table:table-row>
        <table:table-row table:style-name="ro1">
          <table:table-cell office:value-type="float" office:value="93.33444" calcext:value-type="float">
            <text:p>93.33444</text:p>
          </table:table-cell>
          <table:table-cell office:value-type="float" office:value="-93.5633" calcext:value-type="float">
            <text:p>-93.5633</text:p>
          </table:table-cell>
          <table:table-cell office:value-type="float" office:value="0.5801919" calcext:value-type="float">
            <text:p>0.5801919</text:p>
          </table:table-cell>
          <table:table-cell office:value-type="float" office:value="2.07012" calcext:value-type="float">
            <text:p>2.07012</text:p>
          </table:table-cell>
          <table:table-cell office:value-type="float" office:value="-2.645373" calcext:value-type="float">
            <text:p>-2.645373</text:p>
          </table:table-cell>
          <table:table-cell office:value-type="float" office:value="9.351942" calcext:value-type="float">
            <text:p>9.3519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63073" calcext:value-type="float">
            <text:p>0.01463073</text:p>
          </table:table-cell>
          <table:table-cell table:number-columns-repeated="22"/>
        </table:table-row>
        <table:table-row table:style-name="ro1">
          <table:table-cell office:value-type="float" office:value="104.4684" calcext:value-type="float">
            <text:p>104.4684</text:p>
          </table:table-cell>
          <table:table-cell office:value-type="float" office:value="-104.4265" calcext:value-type="float">
            <text:p>-104.4265</text:p>
          </table:table-cell>
          <table:table-cell office:value-type="float" office:value="0.5339362" calcext:value-type="float">
            <text:p>0.5339362</text:p>
          </table:table-cell>
          <table:table-cell office:value-type="float" office:value="2.237609" calcext:value-type="float">
            <text:p>2.237609</text:p>
          </table:table-cell>
          <table:table-cell office:value-type="float" office:value="-3.040306" calcext:value-type="float">
            <text:p>-3.040306</text:p>
          </table:table-cell>
          <table:table-cell office:value-type="float" office:value="9.778594" calcext:value-type="float">
            <text:p>9.7785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6056" calcext:value-type="float">
            <text:p>0.0146056</text:p>
          </table:table-cell>
          <table:table-cell table:number-columns-repeated="22"/>
        </table:table-row>
        <table:table-row table:style-name="ro1">
          <table:table-cell office:value-type="float" office:value="18.84255" calcext:value-type="float">
            <text:p>18.84255</text:p>
          </table:table-cell>
          <table:table-cell office:value-type="float" office:value="-17.82718" calcext:value-type="float">
            <text:p>-17.82718</text:p>
          </table:table-cell>
          <table:table-cell office:value-type="float" office:value="0.9421704" calcext:value-type="float">
            <text:p>0.9421704</text:p>
          </table:table-cell>
          <table:table-cell office:value-type="float" office:value="0.1379436" calcext:value-type="float">
            <text:p>0.1379436</text:p>
          </table:table-cell>
          <table:table-cell office:value-type="float" office:value="-1.375111" calcext:value-type="float">
            <text:p>-1.375111</text:p>
          </table:table-cell>
          <table:table-cell office:value-type="float" office:value="3.334775" calcext:value-type="float">
            <text:p>3.3347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51838" calcext:value-type="float">
            <text:p>0.01451838</text:p>
          </table:table-cell>
          <table:table-cell table:number-columns-repeated="22"/>
        </table:table-row>
        <table:table-row table:style-name="ro1">
          <table:table-cell office:value-type="float" office:value="198.6995" calcext:value-type="float">
            <text:p>198.6995</text:p>
          </table:table-cell>
          <table:table-cell office:value-type="float" office:value="-198.8469" calcext:value-type="float">
            <text:p>-198.8469</text:p>
          </table:table-cell>
          <table:table-cell office:value-type="float" office:value="0.0588618" calcext:value-type="float">
            <text:p>0.0588618</text:p>
          </table:table-cell>
          <table:table-cell office:value-type="float" office:value="3.53427" calcext:value-type="float">
            <text:p>3.53427</text:p>
          </table:table-cell>
          <table:table-cell office:value-type="float" office:value="-2.179694" calcext:value-type="float">
            <text:p>-2.179694</text:p>
          </table:table-cell>
          <table:table-cell office:value-type="float" office:value="14.38767" calcext:value-type="float">
            <text:p>14.387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51389" calcext:value-type="float">
            <text:p>0.01451389</text:p>
          </table:table-cell>
          <table:table-cell table:number-columns-repeated="22"/>
        </table:table-row>
        <table:table-row table:style-name="ro1">
          <table:table-cell office:value-type="float" office:value="212.5136" calcext:value-type="float">
            <text:p>212.5136</text:p>
          </table:table-cell>
          <table:table-cell office:value-type="float" office:value="-212.7333" calcext:value-type="float">
            <text:p>-212.7333</text:p>
          </table:table-cell>
          <table:table-cell office:value-type="float" office:value="0.003166336" calcext:value-type="float">
            <text:p>0.003166336</text:p>
          </table:table-cell>
          <table:table-cell office:value-type="float" office:value="3.688087" calcext:value-type="float">
            <text:p>3.688087</text:p>
          </table:table-cell>
          <table:table-cell office:value-type="float" office:value="-2.674282" calcext:value-type="float">
            <text:p>-2.674282</text:p>
          </table:table-cell>
          <table:table-cell office:value-type="float" office:value="14.73553" calcext:value-type="float">
            <text:p>14.735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33579" calcext:value-type="float">
            <text:p>0.01433579</text:p>
          </table:table-cell>
          <table:table-cell table:number-columns-repeated="22"/>
        </table:table-row>
        <table:table-row table:style-name="ro1">
          <table:table-cell office:value-type="float" office:value="200.3205" calcext:value-type="float">
            <text:p>200.3205</text:p>
          </table:table-cell>
          <table:table-cell office:value-type="float" office:value="-200.5702" calcext:value-type="float">
            <text:p>-200.5702</text:p>
          </table:table-cell>
          <table:table-cell office:value-type="float" office:value="0.05811449" calcext:value-type="float">
            <text:p>0.05811449</text:p>
          </table:table-cell>
          <table:table-cell office:value-type="float" office:value="3.553267" calcext:value-type="float">
            <text:p>3.553267</text:p>
          </table:table-cell>
          <table:table-cell office:value-type="float" office:value="-2.518155" calcext:value-type="float">
            <text:p>-2.518155</text:p>
          </table:table-cell>
          <table:table-cell office:value-type="float" office:value="14.33817" calcext:value-type="float">
            <text:p>14.338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29278" calcext:value-type="float">
            <text:p>0.01429278</text:p>
          </table:table-cell>
          <table:table-cell table:number-columns-repeated="22"/>
        </table:table-row>
        <table:table-row table:style-name="ro1">
          <table:table-cell office:value-type="float" office:value="128.707" calcext:value-type="float">
            <text:p>128.707</text:p>
          </table:table-cell>
          <table:table-cell office:value-type="float" office:value="-128.9533" calcext:value-type="float">
            <text:p>-128.9533</text:p>
          </table:table-cell>
          <table:table-cell office:value-type="float" office:value="0.4042375" calcext:value-type="float">
            <text:p>0.4042375</text:p>
          </table:table-cell>
          <table:table-cell office:value-type="float" office:value="2.643405" calcext:value-type="float">
            <text:p>2.643405</text:p>
          </table:table-cell>
          <table:table-cell office:value-type="float" office:value="-2.560677" calcext:value-type="float">
            <text:p>-2.560677</text:p>
          </table:table-cell>
          <table:table-cell office:value-type="float" office:value="11.29112" calcext:value-type="float">
            <text:p>11.291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00737" calcext:value-type="float">
            <text:p>0.01400737</text:p>
          </table:table-cell>
          <table:table-cell table:number-columns-repeated="22"/>
        </table:table-row>
        <table:table-row table:style-name="ro1">
          <table:table-cell office:value-type="float" office:value="175.2934" calcext:value-type="float">
            <text:p>175.2934</text:p>
          </table:table-cell>
          <table:table-cell office:value-type="float" office:value="-175.445" calcext:value-type="float">
            <text:p>-175.445</text:p>
          </table:table-cell>
          <table:table-cell office:value-type="float" office:value="0.1842507" calcext:value-type="float">
            <text:p>0.1842507</text:p>
          </table:table-cell>
          <table:table-cell office:value-type="float" office:value="3.257095" calcext:value-type="float">
            <text:p>3.257095</text:p>
          </table:table-cell>
          <table:table-cell office:value-type="float" office:value="-2.813669" calcext:value-type="float">
            <text:p>-2.813669</text:p>
          </table:table-cell>
          <table:table-cell office:value-type="float" office:value="13.25243" calcext:value-type="float">
            <text:p>13.252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0028" calcext:value-type="float">
            <text:p>0.0140028</text:p>
          </table:table-cell>
          <table:table-cell table:number-columns-repeated="22"/>
        </table:table-row>
        <table:table-row table:style-name="ro1">
          <table:table-cell office:value-type="float" office:value="33.29525" calcext:value-type="float">
            <text:p>33.29525</text:p>
          </table:table-cell>
          <table:table-cell office:value-type="float" office:value="-33.48519" calcext:value-type="float">
            <text:p>-33.48519</text:p>
          </table:table-cell>
          <table:table-cell office:value-type="float" office:value="0.8967062" calcext:value-type="float">
            <text:p>0.8967062</text:p>
          </table:table-cell>
          <table:table-cell office:value-type="float" office:value="0.4634201" calcext:value-type="float">
            <text:p>0.4634201</text:p>
          </table:table-cell>
          <table:table-cell office:value-type="float" office:value="-2.745061" calcext:value-type="float">
            <text:p>-2.745061</text:p>
          </table:table-cell>
          <table:table-cell office:value-type="float" office:value="3.963047" calcext:value-type="float">
            <text:p>3.9630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91771" calcext:value-type="float">
            <text:p>0.01391771</text:p>
          </table:table-cell>
          <table:table-cell table:number-columns-repeated="22"/>
        </table:table-row>
        <table:table-row table:style-name="ro1">
          <table:table-cell office:value-type="float" office:value="44.29804" calcext:value-type="float">
            <text:p>44.29804</text:p>
          </table:table-cell>
          <table:table-cell office:value-type="float" office:value="-44.4664" calcext:value-type="float">
            <text:p>-44.4664</text:p>
          </table:table-cell>
          <table:table-cell office:value-type="float" office:value="0.8357199" calcext:value-type="float">
            <text:p>0.8357199</text:p>
          </table:table-cell>
          <table:table-cell office:value-type="float" office:value="0.8997597" calcext:value-type="float">
            <text:p>0.8997597</text:p>
          </table:table-cell>
          <table:table-cell office:value-type="float" office:value="-2.78573" calcext:value-type="float">
            <text:p>-2.78573</text:p>
          </table:table-cell>
          <table:table-cell office:value-type="float" office:value="5.403956" calcext:value-type="float">
            <text:p>5.4039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87385" calcext:value-type="float">
            <text:p>0.01387385</text:p>
          </table:table-cell>
          <table:table-cell table:number-columns-repeated="22"/>
        </table:table-row>
        <table:table-row table:style-name="ro1">
          <table:table-cell office:value-type="float" office:value="30.45017" calcext:value-type="float">
            <text:p>30.45017</text:p>
          </table:table-cell>
          <table:table-cell office:value-type="float" office:value="-30.69969" calcext:value-type="float">
            <text:p>-30.69969</text:p>
          </table:table-cell>
          <table:table-cell office:value-type="float" office:value="0.9065758" calcext:value-type="float">
            <text:p>0.9065758</text:p>
          </table:table-cell>
          <table:table-cell office:value-type="float" office:value="0.4008616" calcext:value-type="float">
            <text:p>0.4008616</text:p>
          </table:table-cell>
          <table:table-cell office:value-type="float" office:value="-2.521884" calcext:value-type="float">
            <text:p>-2.521884</text:p>
          </table:table-cell>
          <table:table-cell office:value-type="float" office:value="3.828911" calcext:value-type="float">
            <text:p>3.8289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79437" calcext:value-type="float">
            <text:p>0.01379437</text:p>
          </table:table-cell>
          <table:table-cell table:number-columns-repeated="22"/>
        </table:table-row>
        <table:table-row table:style-name="ro1">
          <table:table-cell office:value-type="float" office:value="19.98286" calcext:value-type="float">
            <text:p>19.98286</text:p>
          </table:table-cell>
          <table:table-cell office:value-type="float" office:value="-19.31129" calcext:value-type="float">
            <text:p>-19.31129</text:p>
          </table:table-cell>
          <table:table-cell office:value-type="float" office:value="0.9400339" calcext:value-type="float">
            <text:p>0.9400339</text:p>
          </table:table-cell>
          <table:table-cell office:value-type="float" office:value="0.1544337" calcext:value-type="float">
            <text:p>0.1544337</text:p>
          </table:table-cell>
          <table:table-cell office:value-type="float" office:value="-1.540013" calcext:value-type="float">
            <text:p>-1.540013</text:p>
          </table:table-cell>
          <table:table-cell office:value-type="float" office:value="3.334775" calcext:value-type="float">
            <text:p>3.3347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77261" calcext:value-type="float">
            <text:p>0.01377261</text:p>
          </table:table-cell>
          <table:table-cell table:number-columns-repeated="22"/>
        </table:table-row>
        <table:table-row table:style-name="ro1">
          <table:table-cell office:value-type="float" office:value="172.5926" calcext:value-type="float">
            <text:p>172.5926</text:p>
          </table:table-cell>
          <table:table-cell office:value-type="float" office:value="-172.3226" calcext:value-type="float">
            <text:p>-172.3226</text:p>
          </table:table-cell>
          <table:table-cell office:value-type="float" office:value="0.2059888" calcext:value-type="float">
            <text:p>0.2059888</text:p>
          </table:table-cell>
          <table:table-cell office:value-type="float" office:value="3.213759" calcext:value-type="float">
            <text:p>3.213759</text:p>
          </table:table-cell>
          <table:table-cell office:value-type="float" office:value="-3.221097" calcext:value-type="float">
            <text:p>-3.221097</text:p>
          </table:table-cell>
          <table:table-cell office:value-type="float" office:value="12.97216" calcext:value-type="float">
            <text:p>12.972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71197" calcext:value-type="float">
            <text:p>0.01371197</text:p>
          </table:table-cell>
          <table:table-cell table:number-columns-repeated="22"/>
        </table:table-row>
        <table:table-row table:style-name="ro1">
          <table:table-cell office:value-type="float" office:value="81.69898" calcext:value-type="float">
            <text:p>81.69898</text:p>
          </table:table-cell>
          <table:table-cell office:value-type="float" office:value="-81.42784" calcext:value-type="float">
            <text:p>-81.42784</text:p>
          </table:table-cell>
          <table:table-cell office:value-type="float" office:value="0.6520304" calcext:value-type="float">
            <text:p>0.6520304</text:p>
          </table:table-cell>
          <table:table-cell office:value-type="float" office:value="1.794462" calcext:value-type="float">
            <text:p>1.794462</text:p>
          </table:table-cell>
          <table:table-cell office:value-type="float" office:value="-3.221905" calcext:value-type="float">
            <text:p>-3.221905</text:p>
          </table:table-cell>
          <table:table-cell office:value-type="float" office:value="8.240904" calcext:value-type="float">
            <text:p>8.2409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63355" calcext:value-type="float">
            <text:p>0.01363355</text:p>
          </table:table-cell>
          <table:table-cell table:number-columns-repeated="22"/>
        </table:table-row>
        <table:table-row table:style-name="ro1">
          <table:table-cell office:value-type="float" office:value="112.2337" calcext:value-type="float">
            <text:p>112.2337</text:p>
          </table:table-cell>
          <table:table-cell office:value-type="float" office:value="-111.9637" calcext:value-type="float">
            <text:p>-111.9637</text:p>
          </table:table-cell>
          <table:table-cell office:value-type="float" office:value="0.4997011" calcext:value-type="float">
            <text:p>0.4997011</text:p>
          </table:table-cell>
          <table:table-cell office:value-type="float" office:value="2.354808" calcext:value-type="float">
            <text:p>2.354808</text:p>
          </table:table-cell>
          <table:table-cell office:value-type="float" office:value="-3.221097" calcext:value-type="float">
            <text:p>-3.221097</text:p>
          </table:table-cell>
          <table:table-cell office:value-type="float" office:value="10.109" calcext:value-type="float">
            <text:p>10.1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63261" calcext:value-type="float">
            <text:p>0.01363261</text:p>
          </table:table-cell>
          <table:table-cell table:number-columns-repeated="22"/>
        </table:table-row>
        <table:table-row table:style-name="ro1">
          <table:table-cell office:value-type="float" office:value="168.5555" calcext:value-type="float">
            <text:p>168.5555</text:p>
          </table:table-cell>
          <table:table-cell office:value-type="float" office:value="-168.6507" calcext:value-type="float">
            <text:p>-168.6507</text:p>
          </table:table-cell>
          <table:table-cell office:value-type="float" office:value="0.2183734" calcext:value-type="float">
            <text:p>0.2183734</text:p>
          </table:table-cell>
          <table:table-cell office:value-type="float" office:value="3.171925" calcext:value-type="float">
            <text:p>3.171925</text:p>
          </table:table-cell>
          <table:table-cell office:value-type="float" office:value="-2.893353" calcext:value-type="float">
            <text:p>-2.893353</text:p>
          </table:table-cell>
          <table:table-cell office:value-type="float" office:value="12.94197" calcext:value-type="float">
            <text:p>12.941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51162" calcext:value-type="float">
            <text:p>0.01351162</text:p>
          </table:table-cell>
          <table:table-cell table:number-columns-repeated="22"/>
        </table:table-row>
        <table:table-row table:style-name="ro1">
          <table:table-cell office:value-type="float" office:value="174.1857" calcext:value-type="float">
            <text:p>174.1857</text:p>
          </table:table-cell>
          <table:table-cell office:value-type="float" office:value="-174.1195" calcext:value-type="float">
            <text:p>-174.1195</text:p>
          </table:table-cell>
          <table:table-cell office:value-type="float" office:value="0.1948948" calcext:value-type="float">
            <text:p>0.1948948</text:p>
          </table:table-cell>
          <table:table-cell office:value-type="float" office:value="3.238074" calcext:value-type="float">
            <text:p>3.238074</text:p>
          </table:table-cell>
          <table:table-cell office:value-type="float" office:value="-3.062332" calcext:value-type="float">
            <text:p>-3.062332</text:p>
          </table:table-cell>
          <table:table-cell office:value-type="float" office:value="13.10614" calcext:value-type="float">
            <text:p>13.106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46766" calcext:value-type="float">
            <text:p>0.01346766</text:p>
          </table:table-cell>
          <table:table-cell table:number-columns-repeated="22"/>
        </table:table-row>
        <table:table-row table:style-name="ro1">
          <table:table-cell office:value-type="float" office:value="93.90988" calcext:value-type="float">
            <text:p>93.90988</text:p>
          </table:table-cell>
          <table:table-cell office:value-type="float" office:value="-94.11708" calcext:value-type="float">
            <text:p>-94.11708</text:p>
          </table:table-cell>
          <table:table-cell office:value-type="float" office:value="0.5787282" calcext:value-type="float">
            <text:p>0.5787282</text:p>
          </table:table-cell>
          <table:table-cell office:value-type="float" office:value="2.076273" calcext:value-type="float">
            <text:p>2.076273</text:p>
          </table:table-cell>
          <table:table-cell office:value-type="float" office:value="-2.706904" calcext:value-type="float">
            <text:p>-2.706904</text:p>
          </table:table-cell>
          <table:table-cell office:value-type="float" office:value="9.351942" calcext:value-type="float">
            <text:p>9.3519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36095" calcext:value-type="float">
            <text:p>0.01336095</text:p>
          </table:table-cell>
          <table:table-cell table:number-columns-repeated="22"/>
        </table:table-row>
        <table:table-row table:style-name="ro1">
          <table:table-cell office:value-type="float" office:value="218.0612" calcext:value-type="float">
            <text:p>218.0612</text:p>
          </table:table-cell>
          <table:table-cell office:value-type="float" office:value="-216.589" calcext:value-type="float">
            <text:p>-216.589</text:p>
          </table:table-cell>
          <table:table-cell office:value-type="float" office:value="0.0008272786" calcext:value-type="float">
            <text:p>0.0008272786</text:p>
          </table:table-cell>
          <table:table-cell office:value-type="float" office:value="3.731544" calcext:value-type="float">
            <text:p>3.731544</text:p>
          </table:table-cell>
          <table:table-cell office:value-type="float" office:value="-3.812355" calcext:value-type="float">
            <text:p>-3.812355</text:p>
          </table:table-cell>
          <table:table-cell office:value-type="float" office:value="14.50103" calcext:value-type="float">
            <text:p>14.501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23475" calcext:value-type="float">
            <text:p>0.01323475</text:p>
          </table:table-cell>
          <table:table-cell table:number-columns-repeated="22"/>
        </table:table-row>
        <table:table-row table:style-name="ro1">
          <table:table-cell office:value-type="float" office:value="61.53102" calcext:value-type="float">
            <text:p>61.53102</text:p>
          </table:table-cell>
          <table:table-cell office:value-type="float" office:value="-61.35809" calcext:value-type="float">
            <text:p>-61.35809</text:p>
          </table:table-cell>
          <table:table-cell office:value-type="float" office:value="0.7536901" calcext:value-type="float">
            <text:p>0.7536901</text:p>
          </table:table-cell>
          <table:table-cell office:value-type="float" office:value="1.338536" calcext:value-type="float">
            <text:p>1.338536</text:p>
          </table:table-cell>
          <table:table-cell office:value-type="float" office:value="-3.150329" calcext:value-type="float">
            <text:p>-3.150329</text:p>
          </table:table-cell>
          <table:table-cell office:value-type="float" office:value="6.745009" calcext:value-type="float">
            <text:p>6.7450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23381" calcext:value-type="float">
            <text:p>0.01323381</text:p>
          </table:table-cell>
          <table:table-cell table:number-columns-repeated="22"/>
        </table:table-row>
        <table:table-row table:style-name="ro1">
          <table:table-cell office:value-type="float" office:value="140.8385" calcext:value-type="float">
            <text:p>140.8385</text:p>
          </table:table-cell>
          <table:table-cell office:value-type="float" office:value="-140.4093" calcext:value-type="float">
            <text:p>-140.4093</text:p>
          </table:table-cell>
          <table:table-cell office:value-type="float" office:value="0.3619333" calcext:value-type="float">
            <text:p>0.3619333</text:p>
          </table:table-cell>
          <table:table-cell office:value-type="float" office:value="2.78587" calcext:value-type="float">
            <text:p>2.78587</text:p>
          </table:table-cell>
          <table:table-cell office:value-type="float" office:value="-3.324125" calcext:value-type="float">
            <text:p>-3.324125</text:p>
          </table:table-cell>
          <table:table-cell office:value-type="float" office:value="11.51152" calcext:value-type="float">
            <text:p>11.511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79885" calcext:value-type="float">
            <text:p>0.01279885</text:p>
          </table:table-cell>
          <table:table-cell table:number-columns-repeated="22"/>
        </table:table-row>
        <table:table-row table:style-name="ro1">
          <table:table-cell office:value-type="float" office:value="138.9034" calcext:value-type="float">
            <text:p>138.9034</text:p>
          </table:table-cell>
          <table:table-cell office:value-type="float" office:value="-138.6502" calcext:value-type="float">
            <text:p>-138.6502</text:p>
          </table:table-cell>
          <table:table-cell office:value-type="float" office:value="0.3688007" calcext:value-type="float">
            <text:p>0.3688007</text:p>
          </table:table-cell>
          <table:table-cell office:value-type="float" office:value="2.764014" calcext:value-type="float">
            <text:p>2.764014</text:p>
          </table:table-cell>
          <table:table-cell office:value-type="float" office:value="-3.209345" calcext:value-type="float">
            <text:p>-3.209345</text:p>
          </table:table-cell>
          <table:table-cell office:value-type="float" office:value="11.47693" calcext:value-type="float">
            <text:p>11.476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79634" calcext:value-type="float">
            <text:p>0.01279634</text:p>
          </table:table-cell>
          <table:table-cell table:number-columns-repeated="22"/>
        </table:table-row>
        <table:table-row table:style-name="ro1">
          <table:table-cell office:value-type="float" office:value="13.70549" calcext:value-type="float">
            <text:p>13.70549</text:p>
          </table:table-cell>
          <table:table-cell office:value-type="float" office:value="-10.3105" calcext:value-type="float">
            <text:p>-10.3105</text:p>
          </table:table-cell>
          <table:table-cell office:value-type="float" office:value="0.9519497" calcext:value-type="float">
            <text:p>0.9519497</text:p>
          </table:table-cell>
          <table:table-cell office:value-type="float" office:value="0.02944353" calcext:value-type="float">
            <text:p>0.02944353</text:p>
          </table:table-cell>
          <table:table-cell office:value-type="float" office:value="-0.5908147" calcext:value-type="float">
            <text:p>-0.5908147</text:p>
          </table:table-cell>
          <table:table-cell office:value-type="float" office:value="3.23454" calcext:value-type="float">
            <text:p>3.234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63855" calcext:value-type="float">
            <text:p>0.01263855</text:p>
          </table:table-cell>
          <table:table-cell table:number-columns-repeated="22"/>
        </table:table-row>
        <table:table-row table:style-name="ro1">
          <table:table-cell office:value-type="float" office:value="215.6175" calcext:value-type="float">
            <text:p>215.6175</text:p>
          </table:table-cell>
          <table:table-cell office:value-type="float" office:value="-214.0794" calcext:value-type="float">
            <text:p>-214.0794</text:p>
          </table:table-cell>
          <table:table-cell office:value-type="float" office:value="0.01303324" calcext:value-type="float">
            <text:p>0.01303324</text:p>
          </table:table-cell>
          <table:table-cell office:value-type="float" office:value="3.703547" calcext:value-type="float">
            <text:p>3.703547</text:p>
          </table:table-cell>
          <table:table-cell office:value-type="float" office:value="-3.837203" calcext:value-type="float">
            <text:p>-3.837203</text:p>
          </table:table-cell>
          <table:table-cell office:value-type="float" office:value="14.39942" calcext:value-type="float">
            <text:p>14.399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17972" calcext:value-type="float">
            <text:p>0.01217972</text:p>
          </table:table-cell>
          <table:table-cell table:number-columns-repeated="22"/>
        </table:table-row>
        <table:table-row table:style-name="ro1">
          <table:table-cell office:value-type="float" office:value="97.11023" calcext:value-type="float">
            <text:p>97.11023</text:p>
          </table:table-cell>
          <table:table-cell office:value-type="float" office:value="-97.32741" calcext:value-type="float">
            <text:p>-97.32741</text:p>
          </table:table-cell>
          <table:table-cell office:value-type="float" office:value="0.5622372" calcext:value-type="float">
            <text:p>0.5622372</text:p>
          </table:table-cell>
          <table:table-cell office:value-type="float" office:value="2.134773" calcext:value-type="float">
            <text:p>2.134773</text:p>
          </table:table-cell>
          <table:table-cell office:value-type="float" office:value="-2.681163" calcext:value-type="float">
            <text:p>-2.681163</text:p>
          </table:table-cell>
          <table:table-cell office:value-type="float" office:value="9.555521" calcext:value-type="float">
            <text:p>9.5555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03901" calcext:value-type="float">
            <text:p>0.01203901</text:p>
          </table:table-cell>
          <table:table-cell table:number-columns-repeated="22"/>
        </table:table-row>
        <table:table-row table:style-name="ro1">
          <table:table-cell office:value-type="float" office:value="138.9034" calcext:value-type="float">
            <text:p>138.9034</text:p>
          </table:table-cell>
          <table:table-cell office:value-type="float" office:value="-138.6502" calcext:value-type="float">
            <text:p>-138.6502</text:p>
          </table:table-cell>
          <table:table-cell office:value-type="float" office:value="0.3688007" calcext:value-type="float">
            <text:p>0.3688007</text:p>
          </table:table-cell>
          <table:table-cell office:value-type="float" office:value="2.764014" calcext:value-type="float">
            <text:p>2.764014</text:p>
          </table:table-cell>
          <table:table-cell office:value-type="float" office:value="-3.209345" calcext:value-type="float">
            <text:p>-3.209345</text:p>
          </table:table-cell>
          <table:table-cell office:value-type="float" office:value="11.47693" calcext:value-type="float">
            <text:p>11.476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95969" calcext:value-type="float">
            <text:p>0.01195969</text:p>
          </table:table-cell>
          <table:table-cell table:number-columns-repeated="22"/>
        </table:table-row>
        <table:table-row table:style-name="ro1">
          <table:table-cell office:value-type="float" office:value="34.88549" calcext:value-type="float">
            <text:p>34.88549</text:p>
          </table:table-cell>
          <table:table-cell office:value-type="float" office:value="-35.06302" calcext:value-type="float">
            <text:p>-35.06302</text:p>
          </table:table-cell>
          <table:table-cell office:value-type="float" office:value="0.8881" calcext:value-type="float">
            <text:p>0.8881</text:p>
          </table:table-cell>
          <table:table-cell office:value-type="float" office:value="0.5322345" calcext:value-type="float">
            <text:p>0.5322345</text:p>
          </table:table-cell>
          <table:table-cell office:value-type="float" office:value="-2.769191" calcext:value-type="float">
            <text:p>-2.769191</text:p>
          </table:table-cell>
          <table:table-cell office:value-type="float" office:value="4.184385" calcext:value-type="float">
            <text:p>4.1843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95661" calcext:value-type="float">
            <text:p>0.01195661</text:p>
          </table:table-cell>
          <table:table-cell table:number-columns-repeated="22"/>
        </table:table-row>
        <table:table-row table:style-name="ro1">
          <table:table-cell office:value-type="float" office:value="10.9444" calcext:value-type="float">
            <text:p>10.9444</text:p>
          </table:table-cell>
          <table:table-cell office:value-type="float" office:value="-2.48338" calcext:value-type="float">
            <text:p>-2.48338</text:p>
          </table:table-cell>
          <table:table-cell office:value-type="float" office:value="0.9428118" calcext:value-type="float">
            <text:p>0.9428118</text:p>
          </table:table-cell>
          <table:table-cell office:value-type="float" office:value="0.02243184" calcext:value-type="float">
            <text:p>0.02243184</text:p>
          </table:table-cell>
          <table:table-cell office:value-type="float" office:value="0.4514431" calcext:value-type="float">
            <text:p>0.4514431</text:p>
          </table:table-cell>
          <table:table-cell office:value-type="float" office:value="3.558587" calcext:value-type="float">
            <text:p>3.5585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93986" calcext:value-type="float">
            <text:p>0.01193986</text:p>
          </table:table-cell>
          <table:table-cell table:number-columns-repeated="22"/>
        </table:table-row>
        <table:table-row table:style-name="ro1">
          <table:table-cell office:value-type="float" office:value="16.73036" calcext:value-type="float">
            <text:p>16.73036</text:p>
          </table:table-cell>
          <table:table-cell office:value-type="float" office:value="-14.8332" calcext:value-type="float">
            <text:p>-14.8332</text:p>
          </table:table-cell>
          <table:table-cell office:value-type="float" office:value="0.9453731" calcext:value-type="float">
            <text:p>0.9453731</text:p>
          </table:table-cell>
          <table:table-cell office:value-type="float" office:value="0.1083777" calcext:value-type="float">
            <text:p>0.1083777</text:p>
          </table:table-cell>
          <table:table-cell office:value-type="float" office:value="-1.034679" calcext:value-type="float">
            <text:p>-1.034679</text:p>
          </table:table-cell>
          <table:table-cell office:value-type="float" office:value="3.349699" calcext:value-type="float">
            <text:p>3.3496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7834" calcext:value-type="float">
            <text:p>0.0117834</text:p>
          </table:table-cell>
          <table:table-cell table:number-columns-repeated="22"/>
        </table:table-row>
        <table:table-row table:style-name="ro1">
          <table:table-cell office:value-type="float" office:value="10.46788" calcext:value-type="float">
            <text:p>10.46788</text:p>
          </table:table-cell>
          <table:table-cell office:value-type="float" office:value="2.120726" calcext:value-type="float">
            <text:p>2.120726</text:p>
          </table:table-cell>
          <table:table-cell office:value-type="float" office:value="0.9318944" calcext:value-type="float">
            <text:p>0.9318944</text:p>
          </table:table-cell>
          <table:table-cell office:value-type="float" office:value="0.0202102" calcext:value-type="float">
            <text:p>0.0202102</text:p>
          </table:table-cell>
          <table:table-cell office:value-type="float" office:value="1.0831" calcext:value-type="float">
            <text:p>1.0831</text:p>
          </table:table-cell>
          <table:table-cell office:value-type="float" office:value="3.761734" calcext:value-type="float">
            <text:p>3.7617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77837" calcext:value-type="float">
            <text:p>0.01177837</text:p>
          </table:table-cell>
          <table:table-cell table:number-columns-repeated="22"/>
        </table:table-row>
        <table:table-row table:style-name="ro1">
          <table:table-cell office:value-type="float" office:value="10.78412" calcext:value-type="float">
            <text:p>10.78412</text:p>
          </table:table-cell>
          <table:table-cell office:value-type="float" office:value="-1.501591" calcext:value-type="float">
            <text:p>-1.501591</text:p>
          </table:table-cell>
          <table:table-cell office:value-type="float" office:value="0.9406882" calcext:value-type="float">
            <text:p>0.9406882</text:p>
          </table:table-cell>
          <table:table-cell office:value-type="float" office:value="0.02291809" calcext:value-type="float">
            <text:p>0.02291809</text:p>
          </table:table-cell>
          <table:table-cell office:value-type="float" office:value="0.5874798" calcext:value-type="float">
            <text:p>0.5874798</text:p>
          </table:table-cell>
          <table:table-cell office:value-type="float" office:value="3.605554" calcext:value-type="float">
            <text:p>3.6055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56021" calcext:value-type="float">
            <text:p>0.01156021</text:p>
          </table:table-cell>
          <table:table-cell table:number-columns-repeated="22"/>
        </table:table-row>
        <table:table-row table:style-name="ro1">
          <table:table-cell office:value-type="float" office:value="73.26232" calcext:value-type="float">
            <text:p>73.26232</text:p>
          </table:table-cell>
          <table:table-cell office:value-type="float" office:value="-73.46661" calcext:value-type="float">
            <text:p>-73.46661</text:p>
          </table:table-cell>
          <table:table-cell office:value-type="float" office:value="0.6726105" calcext:value-type="float">
            <text:p>0.6726105</text:p>
          </table:table-cell>
          <table:table-cell office:value-type="float" office:value="1.710401" calcext:value-type="float">
            <text:p>1.710401</text:p>
          </table:table-cell>
          <table:table-cell office:value-type="float" office:value="-2.286217" calcext:value-type="float">
            <text:p>-2.286217</text:p>
          </table:table-cell>
          <table:table-cell office:value-type="float" office:value="8.272596" calcext:value-type="float">
            <text:p>8.2725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54015" calcext:value-type="float">
            <text:p>0.01154015</text:p>
          </table:table-cell>
          <table:table-cell table:number-columns-repeated="22"/>
        </table:table-row>
        <table:table-row table:style-name="ro1">
          <table:table-cell office:value-type="float" office:value="217.3381" calcext:value-type="float">
            <text:p>217.3381</text:p>
          </table:table-cell>
          <table:table-cell office:value-type="float" office:value="-216.026" calcext:value-type="float">
            <text:p>-216.026</text:p>
          </table:table-cell>
          <table:table-cell office:value-type="float" office:value="0.002929446" calcext:value-type="float">
            <text:p>0.002929446</text:p>
          </table:table-cell>
          <table:table-cell office:value-type="float" office:value="3.725289" calcext:value-type="float">
            <text:p>3.725289</text:p>
          </table:table-cell>
          <table:table-cell office:value-type="float" office:value="-3.749809" calcext:value-type="float">
            <text:p>-3.749809</text:p>
          </table:table-cell>
          <table:table-cell office:value-type="float" office:value="14.50103" calcext:value-type="float">
            <text:p>14.501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47059" calcext:value-type="float">
            <text:p>0.01147059</text:p>
          </table:table-cell>
          <table:table-cell table:number-columns-repeated="22"/>
        </table:table-row>
        <table:table-row table:style-name="ro1">
          <table:table-cell office:value-type="float" office:value="197.3356" calcext:value-type="float">
            <text:p>197.3356</text:p>
          </table:table-cell>
          <table:table-cell office:value-type="float" office:value="-197.2828" calcext:value-type="float">
            <text:p>-197.2828</text:p>
          </table:table-cell>
          <table:table-cell office:value-type="float" office:value="0.06066628" calcext:value-type="float">
            <text:p>0.06066628</text:p>
          </table:table-cell>
          <table:table-cell office:value-type="float" office:value="3.516934" calcext:value-type="float">
            <text:p>3.516934</text:p>
          </table:table-cell>
          <table:table-cell office:value-type="float" office:value="-1.949667" calcext:value-type="float">
            <text:p>-1.949667</text:p>
          </table:table-cell>
          <table:table-cell office:value-type="float" office:value="14.40656" calcext:value-type="float">
            <text:p>14.406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39717" calcext:value-type="float">
            <text:p>0.01139717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5T15:52:15.360027164</dc:date>
    <meta:editing-duration>PT31S</meta:editing-duration>
    <meta:editing-cycles>1</meta:editing-cycles>
    <meta:document-statistic meta:table-count="1" meta:cell-count="937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8cm" svg:height="9.006cm" xlink:href=".." xlink:type="simple" chart:class="chart:scatter" chart:style-name="ch1">
        <chart:legend chart:legend-position="end" svg:x="13.755cm" svg:y="4.204cm" style:legend-expansion="high" chart:style-name="ch2"/>
        <chart:plot-area chart:style-name="ch3" table:cell-range-address="best_pop.A3:best_pop.B102" svg:x="0.32cm" svg:y="0.18cm" svg:width="13.115cm" svg:height="8.646cm">
          <chartooo:coordinate-region svg:x="1.232cm" svg:y="0.379cm" svg:width="11.923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est_pop.B3:best_pop.B102" chart:class="chart:scatter">
            <chart:domain table:cell-range-address="best_pop.A3:best_pop.A102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26962">
                <text:p>10.26962</text:p>
                <draw:g>
                  <svg:desc>best_pop.A3:best_pop.A102</svg:desc>
                </draw:g>
              </table:table-cell>
              <table:table-cell office:value-type="float" office:value="3.159111">
                <text:p>3.159111</text:p>
                <draw:g>
                  <svg:desc>best_pop.B3:best_pop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1.5124">
                <text:p>221.5124</text:p>
              </table:table-cell>
              <table:table-cell office:value-type="float" office:value="-217.5064">
                <text:p>-217.50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1.3192">
                <text:p>181.3192</text:p>
              </table:table-cell>
              <table:table-cell office:value-type="float" office:value="-181.5623">
                <text:p>-181.56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7.0537">
                <text:p>177.0537</text:p>
              </table:table-cell>
              <table:table-cell office:value-type="float" office:value="-177.3035">
                <text:p>-177.30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.17982">
                <text:p>78.17982</text:p>
              </table:table-cell>
              <table:table-cell office:value-type="float" office:value="-78.40742">
                <text:p>-78.407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3.4554">
                <text:p>103.4554</text:p>
              </table:table-cell>
              <table:table-cell office:value-type="float" office:value="-101.5555">
                <text:p>-101.55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9.5521">
                <text:p>209.5521</text:p>
              </table:table-cell>
              <table:table-cell office:value-type="float" office:value="-209.5001">
                <text:p>-209.5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7.0142">
                <text:p>117.0142</text:p>
              </table:table-cell>
              <table:table-cell office:value-type="float" office:value="-117.0251">
                <text:p>-117.02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8.8506">
                <text:p>98.8506</text:p>
              </table:table-cell>
              <table:table-cell office:value-type="float" office:value="-99.01087">
                <text:p>-99.010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.73045">
                <text:p>39.73045</text:p>
              </table:table-cell>
              <table:table-cell office:value-type="float" office:value="-39.94687">
                <text:p>-39.946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4.4779">
                <text:p>184.4779</text:p>
              </table:table-cell>
              <table:table-cell office:value-type="float" office:value="-184.6616">
                <text:p>-184.66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9.8549">
                <text:p>119.8549</text:p>
              </table:table-cell>
              <table:table-cell office:value-type="float" office:value="-120.0388">
                <text:p>-120.03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.21366">
                <text:p>47.21366</text:p>
              </table:table-cell>
              <table:table-cell office:value-type="float" office:value="-46.78448">
                <text:p>-46.784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4.7388">
                <text:p>114.7388</text:p>
              </table:table-cell>
              <table:table-cell office:value-type="float" office:value="-114.4417">
                <text:p>-114.44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53307">
                <text:p>12.53307</text:p>
              </table:table-cell>
              <table:table-cell office:value-type="float" office:value="-4.944057">
                <text:p>-4.9440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.99962">
                <text:p>36.99962</text:p>
              </table:table-cell>
              <table:table-cell office:value-type="float" office:value="-37.24054">
                <text:p>-37.240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.812">
                <text:p>203.812</text:p>
              </table:table-cell>
              <table:table-cell office:value-type="float" office:value="-203.9957">
                <text:p>-203.99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7.13232">
                <text:p>67.13232</text:p>
              </table:table-cell>
              <table:table-cell office:value-type="float" office:value="-67.22825">
                <text:p>-67.228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2.2362">
                <text:p>152.2362</text:p>
              </table:table-cell>
              <table:table-cell office:value-type="float" office:value="-151.6864">
                <text:p>-151.68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.76026">
                <text:p>90.76026</text:p>
              </table:table-cell>
              <table:table-cell office:value-type="float" office:value="-90.9502">
                <text:p>-90.95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.22842">
                <text:p>49.22842</text:p>
              </table:table-cell>
              <table:table-cell office:value-type="float" office:value="-49.47294">
                <text:p>-49.472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8.9232">
                <text:p>188.9232</text:p>
              </table:table-cell>
              <table:table-cell office:value-type="float" office:value="-188.0331">
                <text:p>-188.03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4.0071">
                <text:p>164.0071</text:p>
              </table:table-cell>
              <table:table-cell office:value-type="float" office:value="-164.2246">
                <text:p>-164.22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4.0014">
                <text:p>124.0014</text:p>
              </table:table-cell>
              <table:table-cell office:value-type="float" office:value="-124.1374">
                <text:p>-124.13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6.7029">
                <text:p>166.7029</text:p>
              </table:table-cell>
              <table:table-cell office:value-type="float" office:value="-166.6627">
                <text:p>-166.66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.28552">
                <text:p>26.28552</text:p>
              </table:table-cell>
              <table:table-cell office:value-type="float" office:value="-26.52627">
                <text:p>-26.526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6.2186">
                <text:p>196.2186</text:p>
              </table:table-cell>
              <table:table-cell office:value-type="float" office:value="-196.4086">
                <text:p>-196.40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0.8828">
                <text:p>190.8828</text:p>
              </table:table-cell>
              <table:table-cell office:value-type="float" office:value="-191.0929">
                <text:p>-191.09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2.063">
                <text:p>162.063</text:p>
              </table:table-cell>
              <table:table-cell office:value-type="float" office:value="-162.222">
                <text:p>-162.2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4.1214">
                <text:p>144.1214</text:p>
              </table:table-cell>
              <table:table-cell office:value-type="float" office:value="-144.3686">
                <text:p>-144.36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.13707">
                <text:p>42.13707</text:p>
              </table:table-cell>
              <table:table-cell office:value-type="float" office:value="-42.30543">
                <text:p>-42.305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2.1594">
                <text:p>122.1594</text:p>
              </table:table-cell>
              <table:table-cell office:value-type="float" office:value="-121.8275">
                <text:p>-121.82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8.1552">
                <text:p>108.1552</text:p>
              </table:table-cell>
              <table:table-cell office:value-type="float" office:value="-108.2502">
                <text:p>-108.25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8.6648">
                <text:p>158.6648</text:p>
              </table:table-cell>
              <table:table-cell office:value-type="float" office:value="-157.9282">
                <text:p>-157.92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4.9004">
                <text:p>134.9004</text:p>
              </table:table-cell>
              <table:table-cell office:value-type="float" office:value="-134.6032">
                <text:p>-134.60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5.1811">
                <text:p>135.1811</text:p>
              </table:table-cell>
              <table:table-cell office:value-type="float" office:value="-135.3934">
                <text:p>-135.39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3.07007">
                <text:p>63.07007</text:p>
              </table:table-cell>
              <table:table-cell office:value-type="float" office:value="-63.30927">
                <text:p>-63.309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5.6148">
                <text:p>155.6148</text:p>
              </table:table-cell>
              <table:table-cell office:value-type="float" office:value="-155.8047">
                <text:p>-155.80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6.5179">
                <text:p>126.5179</text:p>
              </table:table-cell>
              <table:table-cell office:value-type="float" office:value="-126.5151">
                <text:p>-126.51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6.3737">
                <text:p>186.3737</text:p>
              </table:table-cell>
              <table:table-cell office:value-type="float" office:value="-186.4595">
                <text:p>-186.45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9.5309">
                <text:p>149.5309</text:p>
              </table:table-cell>
              <table:table-cell office:value-type="float" office:value="-149.2815">
                <text:p>-149.28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.7675">
                <text:p>57.7675</text:p>
              </table:table-cell>
              <table:table-cell office:value-type="float" office:value="-58.00489">
                <text:p>-58.004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3.60916">
                <text:p>53.60916</text:p>
              </table:table-cell>
              <table:table-cell office:value-type="float" office:value="-53.82428">
                <text:p>-53.824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.73686">
                <text:p>29.73686</text:p>
              </table:table-cell>
              <table:table-cell office:value-type="float" office:value="-29.96037">
                <text:p>-29.960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9.7599">
                <text:p>159.7599</text:p>
              </table:table-cell>
              <table:table-cell office:value-type="float" office:value="-159.8027">
                <text:p>-159.80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8.64815">
                <text:p>88.64815</text:p>
              </table:table-cell>
              <table:table-cell office:value-type="float" office:value="-88.89619">
                <text:p>-88.896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6.4598">
                <text:p>146.4598</text:p>
              </table:table-cell>
              <table:table-cell office:value-type="float" office:value="-145.205">
                <text:p>-145.2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.33726">
                <text:p>15.33726</text:p>
              </table:table-cell>
              <table:table-cell office:value-type="float" office:value="-13.4401">
                <text:p>-13.44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.86642">
                <text:p>21.86642</text:p>
              </table:table-cell>
              <table:table-cell office:value-type="float" office:value="-21.95374">
                <text:p>-21.953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5.6309">
                <text:p>105.6309</text:p>
              </table:table-cell>
              <table:table-cell office:value-type="float" office:value="-105.7289">
                <text:p>-105.72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1.3989">
                <text:p>131.3989</text:p>
              </table:table-cell>
              <table:table-cell office:value-type="float" office:value="-131.063">
                <text:p>-131.0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6.9852">
                <text:p>86.9852</text:p>
              </table:table-cell>
              <table:table-cell office:value-type="float" office:value="-87.06871">
                <text:p>-87.068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1.5648">
                <text:p>141.5648</text:p>
              </table:table-cell>
              <table:table-cell office:value-type="float" office:value="-141.5185">
                <text:p>-141.51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7.9271">
                <text:p>147.9271</text:p>
              </table:table-cell>
              <table:table-cell office:value-type="float" office:value="-148.1743">
                <text:p>-148.17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.26399">
                <text:p>60.26399</text:p>
              </table:table-cell>
              <table:table-cell office:value-type="float" office:value="-60.40003">
                <text:p>-60.400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2.59411">
                <text:p>72.59411</text:p>
              </table:table-cell>
              <table:table-cell office:value-type="float" office:value="-72.6784">
                <text:p>-72.67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.41173">
                <text:p>23.41173</text:p>
              </table:table-cell>
              <table:table-cell office:value-type="float" office:value="-23.40678">
                <text:p>-23.406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9.7899">
                <text:p>109.7899</text:p>
              </table:table-cell>
              <table:table-cell office:value-type="float" office:value="-109.8009">
                <text:p>-109.80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2.7723">
                <text:p>192.7723</text:p>
              </table:table-cell>
              <table:table-cell office:value-type="float" office:value="-193.0103">
                <text:p>-193.01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.75026">
                <text:p>69.75026</text:p>
              </table:table-cell>
              <table:table-cell office:value-type="float" office:value="-69.97077">
                <text:p>-69.970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7.0885">
                <text:p>207.0885</text:p>
              </table:table-cell>
              <table:table-cell office:value-type="float" office:value="-207.306">
                <text:p>-207.3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0.78354">
                <text:p>80.78354</text:p>
              </table:table-cell>
              <table:table-cell office:value-type="float" office:value="-80.87127">
                <text:p>-80.871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.34179">
                <text:p>13.34179</text:p>
              </table:table-cell>
              <table:table-cell office:value-type="float" office:value="-9.9468">
                <text:p>-9.94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6.65934">
                <text:p>96.65934</text:p>
              </table:table-cell>
              <table:table-cell office:value-type="float" office:value="-95.98668">
                <text:p>-95.986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3.82767">
                <text:p>83.82767</text:p>
              </table:table-cell>
              <table:table-cell office:value-type="float" office:value="-83.70826">
                <text:p>-83.708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5.02429">
                <text:p>75.02429</text:p>
              </table:table-cell>
              <table:table-cell office:value-type="float" office:value="-75.23284">
                <text:p>-75.232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3.33444">
                <text:p>93.33444</text:p>
              </table:table-cell>
              <table:table-cell office:value-type="float" office:value="-93.5633">
                <text:p>-93.56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4.4684">
                <text:p>104.4684</text:p>
              </table:table-cell>
              <table:table-cell office:value-type="float" office:value="-104.4265">
                <text:p>-104.42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.84255">
                <text:p>18.84255</text:p>
              </table:table-cell>
              <table:table-cell office:value-type="float" office:value="-17.82718">
                <text:p>-17.827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8.6995">
                <text:p>198.6995</text:p>
              </table:table-cell>
              <table:table-cell office:value-type="float" office:value="-198.8469">
                <text:p>-198.84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2.5136">
                <text:p>212.5136</text:p>
              </table:table-cell>
              <table:table-cell office:value-type="float" office:value="-212.7333">
                <text:p>-212.7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0.3205">
                <text:p>200.3205</text:p>
              </table:table-cell>
              <table:table-cell office:value-type="float" office:value="-200.5702">
                <text:p>-200.57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8.707">
                <text:p>128.707</text:p>
              </table:table-cell>
              <table:table-cell office:value-type="float" office:value="-128.9533">
                <text:p>-128.95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5.2934">
                <text:p>175.2934</text:p>
              </table:table-cell>
              <table:table-cell office:value-type="float" office:value="-175.445">
                <text:p>-175.4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3.29525">
                <text:p>33.29525</text:p>
              </table:table-cell>
              <table:table-cell office:value-type="float" office:value="-33.48519">
                <text:p>-33.485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4.29804">
                <text:p>44.29804</text:p>
              </table:table-cell>
              <table:table-cell office:value-type="float" office:value="-44.4664">
                <text:p>-44.46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.45017">
                <text:p>30.45017</text:p>
              </table:table-cell>
              <table:table-cell office:value-type="float" office:value="-30.69969">
                <text:p>-30.699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.98286">
                <text:p>19.98286</text:p>
              </table:table-cell>
              <table:table-cell office:value-type="float" office:value="-19.31129">
                <text:p>-19.311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2.5926">
                <text:p>172.5926</text:p>
              </table:table-cell>
              <table:table-cell office:value-type="float" office:value="-172.3226">
                <text:p>-172.32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.69898">
                <text:p>81.69898</text:p>
              </table:table-cell>
              <table:table-cell office:value-type="float" office:value="-81.42784">
                <text:p>-81.427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2.2337">
                <text:p>112.2337</text:p>
              </table:table-cell>
              <table:table-cell office:value-type="float" office:value="-111.9637">
                <text:p>-111.96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8.5555">
                <text:p>168.5555</text:p>
              </table:table-cell>
              <table:table-cell office:value-type="float" office:value="-168.6507">
                <text:p>-168.65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4.1857">
                <text:p>174.1857</text:p>
              </table:table-cell>
              <table:table-cell office:value-type="float" office:value="-174.1195">
                <text:p>-174.11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3.90988">
                <text:p>93.90988</text:p>
              </table:table-cell>
              <table:table-cell office:value-type="float" office:value="-94.11708">
                <text:p>-94.117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8.0612">
                <text:p>218.0612</text:p>
              </table:table-cell>
              <table:table-cell office:value-type="float" office:value="-216.589">
                <text:p>-216.5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1.53102">
                <text:p>61.53102</text:p>
              </table:table-cell>
              <table:table-cell office:value-type="float" office:value="-61.35809">
                <text:p>-61.358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0.8385">
                <text:p>140.8385</text:p>
              </table:table-cell>
              <table:table-cell office:value-type="float" office:value="-140.4093">
                <text:p>-140.40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8.9034">
                <text:p>138.9034</text:p>
              </table:table-cell>
              <table:table-cell office:value-type="float" office:value="-138.6502">
                <text:p>-138.65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.70549">
                <text:p>13.70549</text:p>
              </table:table-cell>
              <table:table-cell office:value-type="float" office:value="-10.3105">
                <text:p>-10.31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5.6175">
                <text:p>215.6175</text:p>
              </table:table-cell>
              <table:table-cell office:value-type="float" office:value="-214.0794">
                <text:p>-214.07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7.11023">
                <text:p>97.11023</text:p>
              </table:table-cell>
              <table:table-cell office:value-type="float" office:value="-97.32741">
                <text:p>-97.327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8.9034">
                <text:p>138.9034</text:p>
              </table:table-cell>
              <table:table-cell office:value-type="float" office:value="-138.6502">
                <text:p>-138.65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.88549">
                <text:p>34.88549</text:p>
              </table:table-cell>
              <table:table-cell office:value-type="float" office:value="-35.06302">
                <text:p>-35.063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.9444">
                <text:p>10.9444</text:p>
              </table:table-cell>
              <table:table-cell office:value-type="float" office:value="-2.48338">
                <text:p>-2.483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.73036">
                <text:p>16.73036</text:p>
              </table:table-cell>
              <table:table-cell office:value-type="float" office:value="-14.8332">
                <text:p>-14.83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.46788">
                <text:p>10.46788</text:p>
              </table:table-cell>
              <table:table-cell office:value-type="float" office:value="2.120726">
                <text:p>2.1207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.78412">
                <text:p>10.78412</text:p>
              </table:table-cell>
              <table:table-cell office:value-type="float" office:value="-1.501591">
                <text:p>-1.5015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3.26232">
                <text:p>73.26232</text:p>
              </table:table-cell>
              <table:table-cell office:value-type="float" office:value="-73.46661">
                <text:p>-73.466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7.3381">
                <text:p>217.3381</text:p>
              </table:table-cell>
              <table:table-cell office:value-type="float" office:value="-216.026">
                <text:p>-216.0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7.3356">
                <text:p>197.3356</text:p>
              </table:table-cell>
              <table:table-cell office:value-type="float" office:value="-197.2828">
                <text:p>-197.28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